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8866in" svg:height="3.5449in" svg:x="3.5654in" svg:y="1.3386in">
            <draw:object draw:notify-on-update-of-ranges="Sheet1.A1:Sheet1.A1 Sheet1.A2:Sheet1.A425 Sheet1.B1:Sheet1.B1 Sheet1.B2:Sheet1.B425 Sheet1.A1:Sheet1.A1 Sheet1.A2:Sheet1.A425 Sheet1.C1:Sheet1.C1 Sheet1.C2:Sheet1.C4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Capteur Interne</text:p>
          </table:table-cell>
          <table:table-cell office:value-type="string" calcext:value-type="string">
            <text:p>Capteur extern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0.13" calcext:value-type="float">
            <text:p>100.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6.83" calcext:value-type="float">
            <text:p>96.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.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1.96" calcext:value-type="float">
            <text:p>81.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4.02" calcext:value-type="float">
            <text:p>84.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1.46" calcext:value-type="float">
            <text:p>91.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5.59" calcext:value-type="float">
            <text:p>95.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96.83" calcext:value-type="float">
            <text:p>96.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96.83" calcext:value-type="float">
            <text:p>96.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98.48" calcext:value-type="float">
            <text:p>98.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8.72" calcext:value-type="float">
            <text:p>118.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18.72" calcext:value-type="float">
            <text:p>118.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19.55" calcext:value-type="float">
            <text:p>119.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18.31" calcext:value-type="float">
            <text:p>118.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13.35" calcext:value-type="float">
            <text:p>113.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09.63" calcext:value-type="float">
            <text:p>109.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03.44" calcext:value-type="float">
            <text:p>103.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03.02" calcext:value-type="float">
            <text:p>103.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03.02" calcext:value-type="float">
            <text:p>103.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00.96" calcext:value-type="float">
            <text:p>100.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84.02" calcext:value-type="float">
            <text:p>84.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83.61" calcext:value-type="float">
            <text:p>83.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2.78" calcext:value-type="float">
            <text:p>82.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82.78" calcext:value-type="float">
            <text:p>82.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float" office:value="83.61" calcext:value-type="float">
            <text:p>83.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84.44" calcext:value-type="float">
            <text:p>84.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100.13" calcext:value-type="float">
            <text:p>100.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109.22" calcext:value-type="float">
            <text:p>109.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111.28" calcext:value-type="float">
            <text:p>111.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12.52" calcext:value-type="float">
            <text:p>112.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float" office:value="113.35" calcext:value-type="float">
            <text:p>113.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float" office:value="112.52" calcext:value-type="float">
            <text:p>112.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float" office:value="109.63" calcext:value-type="float">
            <text:p>109.6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03.02" calcext:value-type="float">
            <text:p>103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00.55" calcext:value-type="float">
            <text:p>100.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94.76" calcext:value-type="float">
            <text:p>94.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83.61" calcext:value-type="float">
            <text:p>83.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81.54" calcext:value-type="float">
            <text:p>81.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82.37" calcext:value-type="float">
            <text:p>82.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2.78" calcext:value-type="float">
            <text:p>82.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83.61" calcext:value-type="float">
            <text:p>83.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84.44" calcext:value-type="float">
            <text:p>84.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office:value-type="float" office:value="96.83" calcext:value-type="float">
            <text:p>96.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109.63" calcext:value-type="float">
            <text:p>109.6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float" office:value="112.52" calcext:value-type="float">
            <text:p>112.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  <table:table-cell office:value-type="float" office:value="116.65" calcext:value-type="float">
            <text:p>116.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9" calcext:value-type="float">
            <text:p>29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111.28" calcext:value-type="float">
            <text:p>111.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9.63" calcext:value-type="float">
            <text:p>109.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float" office:value="103.02" calcext:value-type="float">
            <text:p>103.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00.13" calcext:value-type="float">
            <text:p>100.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office:value-type="float" office:value="98.07" calcext:value-type="float">
            <text:p>98.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91.46" calcext:value-type="float">
            <text:p>91.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94.76" calcext:value-type="float">
            <text:p>94.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109.22" calcext:value-type="float">
            <text:p>109.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3" calcext:value-type="float">
            <text:p>23</text:p>
          </table:table-cell>
          <table:table-cell office:value-type="float" office:value="111.28" calcext:value-type="float">
            <text:p>111.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12.52" calcext:value-type="float">
            <text:p>112.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" calcext:value-type="float">
            <text:p>27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  <table:table-cell office:value-type="float" office:value="116.65" calcext:value-type="float">
            <text:p>116.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" calcext:value-type="float">
            <text:p>16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7" calcext:value-type="float">
            <text:p>27</text:p>
          </table:table-cell>
          <table:table-cell office:value-type="float" office:value="112.52" calcext:value-type="float">
            <text:p>112.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109.22" calcext:value-type="float">
            <text:p>109.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8" calcext:value-type="float">
            <text:p>18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float" office:value="100.55" calcext:value-type="float">
            <text:p>100.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" calcext:value-type="float">
            <text:p>16</text:p>
          </table:table-cell>
          <table:table-cell office:value-type="float" office:value="95.59" calcext:value-type="float">
            <text:p>95.5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" calcext:value-type="float">
            <text:p>15</text:p>
          </table:table-cell>
          <table:table-cell office:value-type="float" office:value="93.94" calcext:value-type="float">
            <text:p>93.9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" calcext:value-type="float">
            <text:p>18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" calcext:value-type="float">
            <text:p>15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office:value-type="float" office:value="100.55" calcext:value-type="float">
            <text:p>100.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103.02" calcext:value-type="float">
            <text:p>103.0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" calcext:value-type="float">
            <text:p>15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109.22" calcext:value-type="float">
            <text:p>109.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" calcext:value-type="float">
            <text:p>25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112.52" calcext:value-type="float">
            <text:p>112.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6" calcext:value-type="float">
            <text:p>16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float" office:value="113.35" calcext:value-type="float">
            <text:p>113.3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" calcext:value-type="float">
            <text:p>22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" calcext:value-type="float">
            <text:p>20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" calcext:value-type="float">
            <text:p>21</text:p>
          </table:table-cell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100.55" calcext:value-type="float">
            <text:p>100.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1" calcext:value-type="float">
            <text:p>21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" calcext:value-type="float">
            <text:p>15</text:p>
          </table:table-cell>
          <table:table-cell office:value-type="float" office:value="84.02" calcext:value-type="float">
            <text:p>84.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" calcext:value-type="float">
            <text:p>19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" calcext:value-type="float">
            <text:p>15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" calcext:value-type="float">
            <text:p>14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" calcext:value-type="float">
            <text:p>18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" calcext:value-type="float">
            <text:p>21</text:p>
          </table:table-cell>
          <table:table-cell office:value-type="float" office:value="111.28" calcext:value-type="float">
            <text:p>111.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" calcext:value-type="float">
            <text:p>25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" calcext:value-type="float">
            <text:p>13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9" calcext:value-type="float">
            <text:p>29</text:p>
          </table:table-cell>
          <table:table-cell office:value-type="float" office:value="116.24" calcext:value-type="float">
            <text:p>116.2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2" calcext:value-type="float">
            <text:p>32</text:p>
          </table:table-cell>
          <table:table-cell office:value-type="float" office:value="116.65" calcext:value-type="float">
            <text:p>116.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" calcext:value-type="float">
            <text:p>25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1" calcext:value-type="float">
            <text:p>21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" calcext:value-type="float">
            <text:p>23</text:p>
          </table:table-cell>
          <table:table-cell office:value-type="float" office:value="109.22" calcext:value-type="float">
            <text:p>109.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office:value-type="float" office:value="102.61" calcext:value-type="float">
            <text:p>102.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" calcext:value-type="float">
            <text:p>15</text:p>
          </table:table-cell>
          <table:table-cell office:value-type="float" office:value="99.31" calcext:value-type="float">
            <text:p>99.3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office:value-type="float" office:value="96.83" calcext:value-type="float">
            <text:p>96.8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94.76" calcext:value-type="float">
            <text:p>94.7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" calcext:value-type="float">
            <text:p>13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3" calcext:value-type="float">
            <text:p>13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" calcext:value-type="float">
            <text:p>11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" calcext:value-type="float">
            <text:p>18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" calcext:value-type="float">
            <text:p>14</text:p>
          </table:table-cell>
          <table:table-cell office:value-type="float" office:value="95.59" calcext:value-type="float">
            <text:p>95.5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98.48" calcext:value-type="float">
            <text:p>98.4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101.78" calcext:value-type="float">
            <text:p>101.7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112.11" calcext:value-type="float">
            <text:p>112.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8" calcext:value-type="float">
            <text:p>28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9" calcext:value-type="float">
            <text:p>29</text:p>
          </table:table-cell>
          <table:table-cell office:value-type="float" office:value="117.48" calcext:value-type="float">
            <text:p>117.4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3" calcext:value-type="float">
            <text:p>33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" calcext:value-type="float">
            <text:p>34</text:p>
          </table:table-cell>
          <table:table-cell office:value-type="float" office:value="117.07" calcext:value-type="float">
            <text:p>117.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9" calcext:value-type="float">
            <text:p>29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 office:value-type="float" office:value="112.52" calcext:value-type="float">
            <text:p>112.5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" calcext:value-type="float">
            <text:p>24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" calcext:value-type="float">
            <text:p>14</text:p>
          </table:table-cell>
          <table:table-cell office:value-type="float" office:value="100.13" calcext:value-type="float">
            <text:p>100.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" calcext:value-type="float">
            <text:p>14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" calcext:value-type="float">
            <text:p>16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2" calcext:value-type="float">
            <text:p>12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2" calcext:value-type="float">
            <text:p>12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" calcext:value-type="float">
            <text:p>15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office:value-type="float" office:value="91.46" calcext:value-type="float">
            <text:p>91.4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7" calcext:value-type="float">
            <text:p>17</text:p>
          </table:table-cell>
          <table:table-cell office:value-type="float" office:value="93.94" calcext:value-type="float">
            <text:p>93.9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00.55" calcext:value-type="float">
            <text:p>100.5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office:value-type="float" office:value="103.85" calcext:value-type="float">
            <text:p>103.8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7" calcext:value-type="float">
            <text:p>17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3" calcext:value-type="float">
            <text:p>23</text:p>
          </table:table-cell>
          <table:table-cell office:value-type="float" office:value="113.35" calcext:value-type="float">
            <text:p>113.3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8" calcext:value-type="float">
            <text:p>18</text:p>
          </table:table-cell>
          <table:table-cell office:value-type="float" office:value="117.89" calcext:value-type="float">
            <text:p>117.8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0" calcext:value-type="float">
            <text:p>30</text:p>
          </table:table-cell>
          <table:table-cell office:value-type="float" office:value="118.72" calcext:value-type="float">
            <text:p>118.7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" calcext:value-type="float">
            <text:p>31</text:p>
          </table:table-cell>
          <table:table-cell office:value-type="float" office:value="119.96" calcext:value-type="float">
            <text:p>119.9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" calcext:value-type="float">
            <text:p>20</text:p>
          </table:table-cell>
          <table:table-cell office:value-type="float" office:value="116.65" calcext:value-type="float">
            <text:p>116.6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8" calcext:value-type="float">
            <text:p>18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office:value-type="float" office:value="112.52" calcext:value-type="float">
            <text:p>112.5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6" calcext:value-type="float">
            <text:p>26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" calcext:value-type="float">
            <text:p>22</text:p>
          </table:table-cell>
          <table:table-cell office:value-type="float" office:value="109.22" calcext:value-type="float">
            <text:p>109.2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" calcext:value-type="float">
            <text:p>20</text:p>
          </table:table-cell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104.68" calcext:value-type="float">
            <text:p>104.6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float" office:value="101.37" calcext:value-type="float">
            <text:p>101.3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98.48" calcext:value-type="float">
            <text:p>98.4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93.94" calcext:value-type="float">
            <text:p>93.9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" calcext:value-type="float">
            <text:p>13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" calcext:value-type="float">
            <text:p>11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3" calcext:value-type="float">
            <text:p>13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3" calcext:value-type="float">
            <text:p>13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" calcext:value-type="float">
            <text:p>14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6" calcext:value-type="float">
            <text:p>16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" calcext:value-type="float">
            <text:p>15</text:p>
          </table:table-cell>
          <table:table-cell office:value-type="float" office:value="95.59" calcext:value-type="float">
            <text:p>95.5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3" calcext:value-type="float">
            <text:p>13</text:p>
          </table:table-cell>
          <table:table-cell office:value-type="float" office:value="98.89" calcext:value-type="float">
            <text:p>98.8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6" calcext:value-type="float">
            <text:p>16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6" calcext:value-type="float">
            <text:p>16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" calcext:value-type="float">
            <text:p>11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2" calcext:value-type="float">
            <text:p>32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1" calcext:value-type="float">
            <text:p>31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0" calcext:value-type="float">
            <text:p>30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6" calcext:value-type="float">
            <text:p>26</text:p>
          </table:table-cell>
          <table:table-cell office:value-type="float" office:value="112.94" calcext:value-type="float">
            <text:p>112.9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office:value-type="float" office:value="111.28" calcext:value-type="float">
            <text:p>111.2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4" calcext:value-type="float">
            <text:p>24</text:p>
          </table:table-cell>
          <table:table-cell office:value-type="float" office:value="109.63" calcext:value-type="float">
            <text:p>109.6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" calcext:value-type="float">
            <text:p>22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office:value-type="float" office:value="105.09" calcext:value-type="float">
            <text:p>105.0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00.96" calcext:value-type="float">
            <text:p>100.9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" calcext:value-type="float">
            <text:p>14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" calcext:value-type="float">
            <text:p>9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91.05" calcext:value-type="float">
            <text:p>91.0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" calcext:value-type="float">
            <text:p>15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" calcext:value-type="float">
            <text:p>14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" calcext:value-type="float">
            <text:p>12</text:p>
          </table:table-cell>
          <table:table-cell office:value-type="float" office:value="86.09" calcext:value-type="float">
            <text:p>86.0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" calcext:value-type="float">
            <text:p>14</text:p>
          </table:table-cell>
          <table:table-cell office:value-type="float" office:value="87.33" calcext:value-type="float">
            <text:p>87.3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" calcext:value-type="float">
            <text:p>12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6" calcext:value-type="float">
            <text:p>16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89.39" calcext:value-type="float">
            <text:p>89.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" calcext:value-type="float">
            <text:p>13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7" calcext:value-type="float">
            <text:p>17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5" calcext:value-type="float">
            <text:p>15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7" calcext:value-type="float">
            <text:p>17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" calcext:value-type="float">
            <text:p>15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3" calcext:value-type="float">
            <text:p>13</text:p>
          </table:table-cell>
          <table:table-cell office:value-type="float" office:value="91.46" calcext:value-type="float">
            <text:p>91.4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6" calcext:value-type="float">
            <text:p>16</text:p>
          </table:table-cell>
          <table:table-cell office:value-type="float" office:value="91.46" calcext:value-type="float">
            <text:p>91.46</text:p>
          </table:table-cell>
        </table:table-row>
      </table:table>
      <table:table table:name="Sheet2" table:style-name="ta1">
        <table:shapes>
          <draw:frame draw:z-index="0" draw:style-name="gr1" draw:text-style-name="P1" svg:width="9.1528in" svg:height="7.1449in" svg:x="2.8579in" svg:y="0.0079in">
            <draw:object draw:notify-on-update-of-ranges="Sheet2.A1:Sheet2.A292 Sheet2.B1:Sheet2.B292 Sheet2.A1:Sheet2.A292 Sheet2.C1:Sheet2.C29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7.93" calcext:value-type="float">
            <text:p>17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.07" calcext:value-type="float">
            <text:p>22.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6.61" calcext:value-type="float">
            <text:p>26.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1.15" calcext:value-type="float">
            <text:p>31.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22.48" calcext:value-type="float">
            <text:p>22.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.24" calcext:value-type="float">
            <text:p>21.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0.41" calcext:value-type="float">
            <text:p>20.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-10.98" calcext:value-type="float">
            <text:p>-10.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-12.22" calcext:value-type="float">
            <text:p>-12.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2.63" calcext:value-type="float">
            <text:p>-12.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3.04" calcext:value-type="float">
            <text:p>-13.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-13.04" calcext:value-type="float">
            <text:p>-13.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-13.46" calcext:value-type="float">
            <text:p>-13.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12.63" calcext:value-type="float">
            <text:p>-12.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-10.98" calcext:value-type="float">
            <text:p>-10.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-13.87" calcext:value-type="float">
            <text:p>-13.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-14.7" calcext:value-type="float">
            <text:p>-14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-16.35" calcext:value-type="float">
            <text:p>-16.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-15.52" calcext:value-type="float">
            <text:p>-15.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-14.7" calcext:value-type="float">
            <text:p>-14.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-13.87" calcext:value-type="float">
            <text:p>-13.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-13.04" calcext:value-type="float">
            <text:p>-13.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2.63" calcext:value-type="float">
            <text:p>-12.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-10.98" calcext:value-type="float">
            <text:p>-10.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-12.22" calcext:value-type="float">
            <text:p>-12.2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-13.46" calcext:value-type="float">
            <text:p>-13.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-14.7" calcext:value-type="float">
            <text:p>-14.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-13.87" calcext:value-type="float">
            <text:p>-13.8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-12.63" calcext:value-type="float">
            <text:p>-12.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-12.22" calcext:value-type="float">
            <text:p>-12.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-10.98" calcext:value-type="float">
            <text:p>-10.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17.93" calcext:value-type="float">
            <text:p>17.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" calcext:value-type="float">
            <text:p>21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-12.22" calcext:value-type="float">
            <text:p>-12.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-13.46" calcext:value-type="float">
            <text:p>-13.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-14.28" calcext:value-type="float">
            <text:p>-14.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-15.52" calcext:value-type="float">
            <text:p>-15.5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office:value-type="float" office:value="-16.35" calcext:value-type="float">
            <text:p>-16.3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-15.52" calcext:value-type="float">
            <text:p>-15.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-14.28" calcext:value-type="float">
            <text:p>-14.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-13.46" calcext:value-type="float">
            <text:p>-13.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-12.63" calcext:value-type="float">
            <text:p>-12.6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10.98" calcext:value-type="float">
            <text:p>-10.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" calcext:value-type="float">
            <text:p>24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3" calcext:value-type="float">
            <text:p>23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-13.04" calcext:value-type="float">
            <text:p>-13.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-14.28" calcext:value-type="float">
            <text:p>-14.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-15.52" calcext:value-type="float">
            <text:p>-15.5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" calcext:value-type="float">
            <text:p>18</text:p>
          </table:table-cell>
          <table:table-cell office:value-type="float" office:value="-15.52" calcext:value-type="float">
            <text:p>-15.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office:value-type="float" office:value="-14.28" calcext:value-type="float">
            <text:p>-14.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-13.04" calcext:value-type="float">
            <text:p>-13.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-12.22" calcext:value-type="float">
            <text:p>-12.2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-11.39" calcext:value-type="float">
            <text:p>-11.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" calcext:value-type="float">
            <text:p>16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" calcext:value-type="float">
            <text:p>29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" calcext:value-type="float">
            <text:p>21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office:value-type="float" office:value="-13.04" calcext:value-type="float">
            <text:p>-13.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-14.7" calcext:value-type="float">
            <text:p>-14.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-15.94" calcext:value-type="float">
            <text:p>-15.9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office:value-type="float" office:value="-15.52" calcext:value-type="float">
            <text:p>-15.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-14.7" calcext:value-type="float">
            <text:p>-14.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-13.46" calcext:value-type="float">
            <text:p>-13.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-13.04" calcext:value-type="float">
            <text:p>-13.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-10.98" calcext:value-type="float">
            <text:p>-10.9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" calcext:value-type="float">
            <text:p>13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" calcext:value-type="float">
            <text:p>14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" calcext:value-type="float">
            <text:p>19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" calcext:value-type="float">
            <text:p>15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" calcext:value-type="float">
            <text:p>21</text:p>
          </table:table-cell>
          <table:table-cell office:value-type="float" office:value="22.07" calcext:value-type="float">
            <text:p>22.0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2" calcext:value-type="float">
            <text:p>22</text:p>
          </table:table-cell>
          <table:table-cell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" calcext:value-type="float">
            <text:p>20</text:p>
          </table:table-cell>
          <table:table-cell office:value-type="float" office:value="17.93" calcext:value-type="float">
            <text:p>17.9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" calcext:value-type="float">
            <text:p>24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" calcext:value-type="float">
            <text:p>27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" calcext:value-type="float">
            <text:p>19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" calcext:value-type="float">
            <text:p>24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" calcext:value-type="float">
            <text:p>19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" calcext:value-type="float">
            <text:p>18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8" calcext:value-type="float">
            <text:p>18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8" calcext:value-type="float">
            <text:p>18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" calcext:value-type="float">
            <text:p>13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" calcext:value-type="float">
            <text:p>16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7" calcext:value-type="float">
            <text:p>1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</table:table>
      <table:table table:name="Sheet3" table:style-name="ta1">
        <table:shapes>
          <draw:frame draw:z-index="0" draw:style-name="gr1" draw:text-style-name="P1" svg:width="9.9618in" svg:height="4.8626in" svg:x="2.7102in" svg:y="0.0417in">
            <draw:object draw:notify-on-update-of-ranges="Sheet3.A1:Sheet3.A1365 Sheet3.B1:Sheet3.B1365 Sheet3.A1:Sheet3.A1365 Sheet3.C1:Sheet3.C136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" calcext:value-type="float">
            <text:p>1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" calcext:value-type="float">
            <text:p>1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" calcext:value-type="float">
            <text:p>1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" calcext:value-type="float">
            <text:p>15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6" calcext:value-type="float">
            <text:p>1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" calcext:value-type="float">
            <text:p>15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" calcext:value-type="float">
            <text:p>13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" calcext:value-type="float">
            <text:p>13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6" calcext:value-type="float">
            <text:p>16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" calcext:value-type="float">
            <text:p>13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" calcext:value-type="float">
            <text:p>19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" calcext:value-type="float">
            <text:p>15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" calcext:value-type="float">
            <text:p>16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6" calcext:value-type="float">
            <text:p>16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" calcext:value-type="float">
            <text:p>18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" calcext:value-type="float">
            <text:p>11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" calcext:value-type="float">
            <text:p>15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" calcext:value-type="float">
            <text:p>14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7" calcext:value-type="float">
            <text:p>17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7" calcext:value-type="float">
            <text:p>17</text:p>
          </table:table-cell>
          <table:table-cell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" calcext:value-type="float">
            <text:p>15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" calcext:value-type="float">
            <text:p>15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" calcext:value-type="float">
            <text:p>17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" calcext:value-type="float">
            <text:p>14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" calcext:value-type="float">
            <text:p>14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" calcext:value-type="float">
            <text:p>13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" calcext:value-type="float">
            <text:p>16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" calcext:value-type="float">
            <text:p>13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" calcext:value-type="float">
            <text:p>15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6" calcext:value-type="float">
            <text:p>16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" calcext:value-type="float">
            <text:p>15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" calcext:value-type="float">
            <text:p>14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3" calcext:value-type="float">
            <text:p>13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" calcext:value-type="float">
            <text:p>15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" calcext:value-type="float">
            <text:p>12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" calcext:value-type="float">
            <text:p>15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" calcext:value-type="float">
            <text:p>16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" calcext:value-type="float">
            <text:p>16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" calcext:value-type="float">
            <text:p>15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" calcext:value-type="float">
            <text:p>15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" calcext:value-type="float">
            <text:p>13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6" calcext:value-type="float">
            <text:p>16</text:p>
          </table:table-cell>
          <table:table-cell office:value-type="float" office:value="-10.57" calcext:value-type="float">
            <text:p>-10.5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8" calcext:value-type="float">
            <text:p>18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" calcext:value-type="float">
            <text:p>15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" calcext:value-type="float">
            <text:p>13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" calcext:value-type="float">
            <text:p>14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" calcext:value-type="float">
            <text:p>15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6" calcext:value-type="float">
            <text:p>16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" calcext:value-type="float">
            <text:p>15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" calcext:value-type="float">
            <text:p>17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" calcext:value-type="float">
            <text:p>13</text:p>
          </table:table-cell>
          <table:table-cell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" calcext:value-type="float">
            <text:p>15</text:p>
          </table:table-cell>
          <table:table-cell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6" calcext:value-type="float">
            <text:p>16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" calcext:value-type="float">
            <text:p>13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" calcext:value-type="float">
            <text:p>13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" calcext:value-type="float">
            <text:p>18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" calcext:value-type="float">
            <text:p>14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6" calcext:value-type="float">
            <text:p>16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" calcext:value-type="float">
            <text:p>18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" calcext:value-type="float">
            <text:p>14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" calcext:value-type="float">
            <text:p>11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" calcext:value-type="float">
            <text:p>17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" calcext:value-type="float">
            <text:p>12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" calcext:value-type="float">
            <text:p>14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6" calcext:value-type="float">
            <text:p>16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7" calcext:value-type="float">
            <text:p>17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" calcext:value-type="float">
            <text:p>14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" calcext:value-type="float">
            <text:p>14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" calcext:value-type="float">
            <text:p>14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" calcext:value-type="float">
            <text:p>20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7" calcext:value-type="float">
            <text:p>17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" calcext:value-type="float">
            <text:p>1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2" calcext:value-type="float">
            <text:p>12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7" calcext:value-type="float">
            <text:p>17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7" calcext:value-type="float">
            <text:p>17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9" calcext:value-type="float">
            <text:p>19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7" calcext:value-type="float">
            <text:p>17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" calcext:value-type="float">
            <text:p>19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1" calcext:value-type="float">
            <text:p>21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" calcext:value-type="float">
            <text:p>22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" calcext:value-type="float">
            <text:p>10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2" calcext:value-type="float">
            <text:p>22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4" calcext:value-type="float">
            <text:p>24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" calcext:value-type="float">
            <text:p>25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17.11" calcext:value-type="float">
            <text:p>17.1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" calcext:value-type="float">
            <text:p>26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" calcext:value-type="float">
            <text:p>27</text:p>
          </table:table-cell>
          <table:table-cell office:value-type="float" office:value="17.93" calcext:value-type="float">
            <text:p>17.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" calcext:value-type="float">
            <text:p>15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9" calcext:value-type="float">
            <text:p>29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1" calcext:value-type="float">
            <text:p>31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7" calcext:value-type="float">
            <text:p>27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3" calcext:value-type="float">
            <text:p>33</text:p>
          </table:table-cell>
          <table:table-cell office:value-type="float" office:value="20.41" calcext:value-type="float">
            <text:p>20.4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" calcext:value-type="float">
            <text:p>19</text:p>
          </table:table-cell>
          <table:table-cell office:value-type="float" office:value="20.41" calcext:value-type="float">
            <text:p>20.4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3" calcext:value-type="float">
            <text:p>33</text:p>
          </table:table-cell>
          <table:table-cell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2" calcext:value-type="float">
            <text:p>32</text:p>
          </table:table-cell>
          <table:table-cell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3" calcext:value-type="float">
            <text:p>33</text:p>
          </table:table-cell>
          <table:table-cell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1" calcext:value-type="float">
            <text:p>21</text:p>
          </table:table-cell>
          <table:table-cell office:value-type="float" office:value="21.24" calcext:value-type="float">
            <text:p>21.2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1" calcext:value-type="float">
            <text:p>21</text:p>
          </table:table-cell>
          <table:table-cell office:value-type="float" office:value="21.24" calcext:value-type="float">
            <text:p>21.2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1" calcext:value-type="float">
            <text:p>21</text:p>
          </table:table-cell>
          <table:table-cell office:value-type="float" office:value="21.24" calcext:value-type="float">
            <text:p>21.2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4" calcext:value-type="float">
            <text:p>34</text:p>
          </table:table-cell>
          <table:table-cell office:value-type="float" office:value="21.65" calcext:value-type="float">
            <text:p>21.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9" calcext:value-type="float">
            <text:p>19</text:p>
          </table:table-cell>
          <table:table-cell office:value-type="float" office:value="21.65" calcext:value-type="float">
            <text:p>21.6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5" calcext:value-type="float">
            <text:p>35</text:p>
          </table:table-cell>
          <table:table-cell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  <table:table-cell office:value-type="float" office:value="20.41" calcext:value-type="float">
            <text:p>20.4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3" calcext:value-type="float">
            <text:p>33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1" calcext:value-type="float">
            <text:p>21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1" calcext:value-type="float">
            <text:p>21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3" calcext:value-type="float">
            <text:p>33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" calcext:value-type="float">
            <text:p>20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2" calcext:value-type="float">
            <text:p>32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3" calcext:value-type="float">
            <text:p>33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1" calcext:value-type="float">
            <text:p>31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1" calcext:value-type="float">
            <text:p>31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7" calcext:value-type="float">
            <text:p>17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0" calcext:value-type="float">
            <text:p>30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6" calcext:value-type="float">
            <text:p>26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7" calcext:value-type="float">
            <text:p>27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7" calcext:value-type="float">
            <text:p>27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6" calcext:value-type="float">
            <text:p>26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" calcext:value-type="float">
            <text:p>14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2" calcext:value-type="float">
            <text:p>12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3" calcext:value-type="float">
            <text:p>13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3" calcext:value-type="float">
            <text:p>23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" calcext:value-type="float">
            <text:p>23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" calcext:value-type="float">
            <text:p>10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" calcext:value-type="float">
            <text:p>25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" calcext:value-type="float">
            <text:p>9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" calcext:value-type="float">
            <text:p>8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" calcext:value-type="float">
            <text:p>8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8" calcext:value-type="float">
            <text:p>18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8" calcext:value-type="float">
            <text:p>18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7" calcext:value-type="float">
            <text:p>17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5" calcext:value-type="float">
            <text:p>1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" calcext:value-type="float">
            <text:p>12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7" calcext:value-type="float">
            <text:p>17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2" calcext:value-type="float">
            <text:p>1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7" calcext:value-type="float">
            <text:p>1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" calcext:value-type="float">
            <text:p>1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" calcext:value-type="float">
            <text:p>1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3" calcext:value-type="float">
            <text:p>13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5" calcext:value-type="float">
            <text:p>15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2" calcext:value-type="float">
            <text:p>12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8" calcext:value-type="float">
            <text:p>18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" calcext:value-type="float">
            <text:p>9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3" calcext:value-type="float">
            <text:p>13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3" calcext:value-type="float">
            <text:p>13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3" calcext:value-type="float">
            <text:p>13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5" calcext:value-type="float">
            <text:p>15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" calcext:value-type="float">
            <text:p>14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" calcext:value-type="float">
            <text:p>19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2" calcext:value-type="float">
            <text:p>12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" calcext:value-type="float">
            <text:p>16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2" calcext:value-type="float">
            <text:p>12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" calcext:value-type="float">
            <text:p>14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5" calcext:value-type="float">
            <text:p>15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3" calcext:value-type="float">
            <text:p>13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" calcext:value-type="float">
            <text:p>11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3" calcext:value-type="float">
            <text:p>13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8" calcext:value-type="float">
            <text:p>18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" calcext:value-type="float">
            <text:p>15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" calcext:value-type="float">
            <text:p>14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6" calcext:value-type="float">
            <text:p>16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7" calcext:value-type="float">
            <text:p>17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6" calcext:value-type="float">
            <text:p>16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" calcext:value-type="float">
            <text:p>14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5" calcext:value-type="float">
            <text:p>15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1" calcext:value-type="float">
            <text:p>21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6" calcext:value-type="float">
            <text:p>16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" calcext:value-type="float">
            <text:p>14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2" calcext:value-type="float">
            <text:p>12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9" calcext:value-type="float">
            <text:p>19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" calcext:value-type="float">
            <text:p>17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" calcext:value-type="float">
            <text:p>13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5" calcext:value-type="float">
            <text:p>15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6" calcext:value-type="float">
            <text:p>16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5" calcext:value-type="float">
            <text:p>15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2" calcext:value-type="float">
            <text:p>12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3" calcext:value-type="float">
            <text:p>13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" calcext:value-type="float">
            <text:p>12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8" calcext:value-type="float">
            <text:p>18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" calcext:value-type="float">
            <text:p>12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" calcext:value-type="float">
            <text:p>11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" calcext:value-type="float">
            <text:p>12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6" calcext:value-type="float">
            <text:p>16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" calcext:value-type="float">
            <text:p>12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" calcext:value-type="float">
            <text:p>11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5" calcext:value-type="float">
            <text:p>15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" calcext:value-type="float">
            <text:p>12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6" calcext:value-type="float">
            <text:p>16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3" calcext:value-type="float">
            <text:p>13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" calcext:value-type="float">
            <text:p>14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6" calcext:value-type="float">
            <text:p>1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" calcext:value-type="float">
            <text:p>14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6" calcext:value-type="float">
            <text:p>16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6" calcext:value-type="float">
            <text:p>16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" calcext:value-type="float">
            <text:p>19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" calcext:value-type="float">
            <text:p>19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5" calcext:value-type="float">
            <text:p>25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" calcext:value-type="float">
            <text:p>9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6" calcext:value-type="float">
            <text:p>26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3" calcext:value-type="float">
            <text:p>23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6" calcext:value-type="float">
            <text:p>26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6" calcext:value-type="float">
            <text:p>16</text:p>
          </table:table-cell>
          <table:table-cell office:value-type="float" office:value="20.41" calcext:value-type="float">
            <text:p>20.4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0" calcext:value-type="float">
            <text:p>30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8" calcext:value-type="float">
            <text:p>18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2" calcext:value-type="float">
            <text:p>32</text:p>
          </table:table-cell>
          <table:table-cell office:value-type="float" office:value="17.93" calcext:value-type="float">
            <text:p>17.9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8" calcext:value-type="float">
            <text:p>18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" calcext:value-type="float">
            <text:p>18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8" calcext:value-type="float">
            <text:p>18</text:p>
          </table:table-cell>
          <table:table-cell office:value-type="float" office:value="17.11" calcext:value-type="float">
            <text:p>17.1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8" calcext:value-type="float">
            <text:p>28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2" calcext:value-type="float">
            <text:p>32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9" calcext:value-type="float">
            <text:p>29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7" calcext:value-type="float">
            <text:p>27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0" calcext:value-type="float">
            <text:p>30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8" calcext:value-type="float">
            <text:p>28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6" calcext:value-type="float">
            <text:p>16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9" calcext:value-type="float">
            <text:p>29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" calcext:value-type="float">
            <text:p>13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" calcext:value-type="float">
            <text:p>13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" calcext:value-type="float">
            <text:p>14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2" calcext:value-type="float">
            <text:p>22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3" calcext:value-type="float">
            <text:p>13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2" calcext:value-type="float">
            <text:p>12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2" calcext:value-type="float">
            <text:p>22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5" calcext:value-type="float">
            <text:p>2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7" calcext:value-type="float">
            <text:p>27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3" calcext:value-type="float">
            <text:p>23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3" calcext:value-type="float">
            <text:p>23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" calcext:value-type="float">
            <text:p>8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3" calcext:value-type="float">
            <text:p>23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" calcext:value-type="float">
            <text:p>5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1" calcext:value-type="float">
            <text:p>21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8" calcext:value-type="float">
            <text:p>18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2" calcext:value-type="float">
            <text:p>2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" calcext:value-type="float">
            <text:p>2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" calcext:value-type="float">
            <text:p>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6" calcext:value-type="float">
            <text:p>16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" calcext:value-type="float">
            <text:p>14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" calcext:value-type="float">
            <text:p>1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6" calcext:value-type="float">
            <text:p>1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" calcext:value-type="float">
            <text:p>1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" calcext:value-type="float">
            <text:p>14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5" calcext:value-type="float">
            <text:p>15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9" calcext:value-type="float">
            <text:p>19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6" calcext:value-type="float">
            <text:p>16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5" calcext:value-type="float">
            <text:p>15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2" calcext:value-type="float">
            <text:p>12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8" calcext:value-type="float">
            <text:p>18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" calcext:value-type="float">
            <text:p>12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" calcext:value-type="float">
            <text:p>12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" calcext:value-type="float">
            <text:p>10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8" calcext:value-type="float">
            <text:p>18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" calcext:value-type="float">
            <text:p>14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6" calcext:value-type="float">
            <text:p>16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9" calcext:value-type="float">
            <text:p>19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7" calcext:value-type="float">
            <text:p>17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3" calcext:value-type="float">
            <text:p>13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6" calcext:value-type="float">
            <text:p>16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3" calcext:value-type="float">
            <text:p>13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2" calcext:value-type="float">
            <text:p>12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6" calcext:value-type="float">
            <text:p>16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" calcext:value-type="float">
            <text:p>12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3" calcext:value-type="float">
            <text:p>13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2" calcext:value-type="float">
            <text:p>12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3" calcext:value-type="float">
            <text:p>13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6" calcext:value-type="float">
            <text:p>16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2" calcext:value-type="float">
            <text:p>12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" calcext:value-type="float">
            <text:p>14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2" calcext:value-type="float">
            <text:p>12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3" calcext:value-type="float">
            <text:p>13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" calcext:value-type="float">
            <text:p>9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" calcext:value-type="float">
            <text:p>14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7" calcext:value-type="float">
            <text:p>17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5" calcext:value-type="float">
            <text:p>15</text:p>
          </table:table-cell>
          <table:table-cell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" calcext:value-type="float">
            <text:p>14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8" calcext:value-type="float">
            <text:p>18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2" calcext:value-type="float">
            <text:p>12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6" calcext:value-type="float">
            <text:p>16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2" calcext:value-type="float">
            <text:p>12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7" calcext:value-type="float">
            <text:p>17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5" calcext:value-type="float">
            <text:p>15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2" calcext:value-type="float">
            <text:p>12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" calcext:value-type="float">
            <text:p>14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8" calcext:value-type="float">
            <text:p>18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6" calcext:value-type="float">
            <text:p>16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8" calcext:value-type="float">
            <text:p>18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7" calcext:value-type="float">
            <text:p>17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2" calcext:value-type="float">
            <text:p>12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6" calcext:value-type="float">
            <text:p>16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" calcext:value-type="float">
            <text:p>11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" calcext:value-type="float">
            <text:p>14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" calcext:value-type="float">
            <text:p>15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3" calcext:value-type="float">
            <text:p>13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" calcext:value-type="float">
            <text:p>15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2" calcext:value-type="float">
            <text:p>12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" calcext:value-type="float">
            <text:p>14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5" calcext:value-type="float">
            <text:p>15</text:p>
          </table:table-cell>
          <table:table-cell office:value-type="float" office:value="-9.74" calcext:value-type="float">
            <text:p>-9.7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6" calcext:value-type="float">
            <text:p>16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" calcext:value-type="float">
            <text:p>12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" calcext:value-type="float">
            <text:p>14</text:p>
          </table:table-cell>
          <table:table-cell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6" calcext:value-type="float">
            <text:p>16</text:p>
          </table:table-cell>
          <table:table-cell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7" calcext:value-type="float">
            <text:p>17</text:p>
          </table:table-cell>
          <table:table-cell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6" calcext:value-type="float">
            <text:p>16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" calcext:value-type="float">
            <text:p>15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2" calcext:value-type="float">
            <text:p>12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8" calcext:value-type="float">
            <text:p>18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2" calcext:value-type="float">
            <text:p>12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5" calcext:value-type="float">
            <text:p>15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5" calcext:value-type="float">
            <text:p>15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6" calcext:value-type="float">
            <text:p>16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3" calcext:value-type="float">
            <text:p>13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3" calcext:value-type="float">
            <text:p>13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5" calcext:value-type="float">
            <text:p>15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3" calcext:value-type="float">
            <text:p>13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" calcext:value-type="float">
            <text:p>14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6" calcext:value-type="float">
            <text:p>16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" calcext:value-type="float">
            <text:p>1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" calcext:value-type="float">
            <text:p>14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6" calcext:value-type="float">
            <text:p>16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6" calcext:value-type="float">
            <text:p>16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3" calcext:value-type="float">
            <text:p>13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7" calcext:value-type="float">
            <text:p>17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" calcext:value-type="float">
            <text:p>6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9" calcext:value-type="float">
            <text:p>1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8" calcext:value-type="float">
            <text:p>18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" calcext:value-type="float">
            <text:p>4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" calcext:value-type="float">
            <text:p>5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0" calcext:value-type="float">
            <text:p>20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9" calcext:value-type="float">
            <text:p>19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3" calcext:value-type="float">
            <text:p>23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4" calcext:value-type="float">
            <text:p>24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" calcext:value-type="float">
            <text:p>11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2" calcext:value-type="float">
            <text:p>12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4" calcext:value-type="float">
            <text:p>24</text:p>
          </table:table-cell>
          <table:table-cell office:value-type="float" office:value="17.11" calcext:value-type="float">
            <text:p>17.1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3" calcext:value-type="float">
            <text:p>13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" calcext:value-type="float">
            <text:p>14</text:p>
          </table:table-cell>
          <table:table-cell office:value-type="float" office:value="17.93" calcext:value-type="float">
            <text:p>17.9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5" calcext:value-type="float">
            <text:p>15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8" calcext:value-type="float">
            <text:p>28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8" calcext:value-type="float">
            <text:p>28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1" calcext:value-type="float">
            <text:p>31</text:p>
          </table:table-cell>
          <table:table-cell office:value-type="float" office:value="20.41" calcext:value-type="float">
            <text:p>20.4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6" calcext:value-type="float">
            <text:p>16</text:p>
          </table:table-cell>
          <table:table-cell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0" calcext:value-type="float">
            <text:p>20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9" calcext:value-type="float">
            <text:p>19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1" calcext:value-type="float">
            <text:p>31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" calcext:value-type="float">
            <text:p>20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office:value-type="float" office:value="17.93" calcext:value-type="float">
            <text:p>17.9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0" calcext:value-type="float">
            <text:p>20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0" calcext:value-type="float">
            <text:p>20</text:p>
          </table:table-cell>
          <table:table-cell office:value-type="float" office:value="17.11" calcext:value-type="float">
            <text:p>17.1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9" calcext:value-type="float">
            <text:p>19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3" calcext:value-type="float">
            <text:p>33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4" calcext:value-type="float">
            <text:p>34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7" calcext:value-type="float">
            <text:p>17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9" calcext:value-type="float">
            <text:p>29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9" calcext:value-type="float">
            <text:p>29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6" calcext:value-type="float">
            <text:p>16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6" calcext:value-type="float">
            <text:p>26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" calcext:value-type="float">
            <text:p>14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7" calcext:value-type="float">
            <text:p>27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" calcext:value-type="float">
            <text:p>14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2" calcext:value-type="float">
            <text:p>12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1" calcext:value-type="float">
            <text:p>21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3" calcext:value-type="float">
            <text:p>23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5" calcext:value-type="float">
            <text:p>25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" calcext:value-type="float">
            <text:p>10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" calcext:value-type="float">
            <text:p>11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3" calcext:value-type="float">
            <text:p>23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3" calcext:value-type="float">
            <text:p>23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4" calcext:value-type="float">
            <text:p>24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2" calcext:value-type="float">
            <text:p>22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1" calcext:value-type="float">
            <text:p>21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3" calcext:value-type="float">
            <text:p>23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6" calcext:value-type="float">
            <text:p>16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4" calcext:value-type="float">
            <text:p>24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3" calcext:value-type="float">
            <text:p>23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" calcext:value-type="float">
            <text:p>22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" calcext:value-type="float">
            <text:p>10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3" calcext:value-type="float">
            <text:p>23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0" calcext:value-type="float">
            <text:p>20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1" calcext:value-type="float">
            <text:p>21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8" calcext:value-type="float">
            <text:p>18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8" calcext:value-type="float">
            <text:p>18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1" calcext:value-type="float">
            <text:p>21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" calcext:value-type="float">
            <text:p>6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9" calcext:value-type="float">
            <text:p>19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8" calcext:value-type="float">
            <text:p>18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5" calcext:value-type="float">
            <text:p>15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0" calcext:value-type="float">
            <text:p>20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1" calcext:value-type="float">
            <text:p>21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8" calcext:value-type="float">
            <text:p>18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" calcext:value-type="float">
            <text:p>4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9" calcext:value-type="float">
            <text:p>19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" calcext:value-type="float">
            <text:p>3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9" calcext:value-type="float">
            <text:p>19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" calcext:value-type="float">
            <text:p>3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5" calcext:value-type="float">
            <text:p>15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" calcext:value-type="float">
            <text:p>3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2" calcext:value-type="float">
            <text:p>12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6" calcext:value-type="float">
            <text:p>16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2" calcext:value-type="float">
            <text:p>12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3" calcext:value-type="float">
            <text:p>13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9" calcext:value-type="float">
            <text:p>19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3" calcext:value-type="float">
            <text:p>1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3" calcext:value-type="float">
            <text:p>1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5" calcext:value-type="float">
            <text:p>15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2" calcext:value-type="float">
            <text:p>12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6" calcext:value-type="float">
            <text:p>16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2" calcext:value-type="float">
            <text:p>12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" calcext:value-type="float">
            <text:p>14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3" calcext:value-type="float">
            <text:p>13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" calcext:value-type="float">
            <text:p>10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6" calcext:value-type="float">
            <text:p>16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7" calcext:value-type="float">
            <text:p>17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3" calcext:value-type="float">
            <text:p>13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6" calcext:value-type="float">
            <text:p>16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6" calcext:value-type="float">
            <text:p>16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8" calcext:value-type="float">
            <text:p>18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" calcext:value-type="float">
            <text:p>14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2" calcext:value-type="float">
            <text:p>12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6" calcext:value-type="float">
            <text:p>16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2" calcext:value-type="float">
            <text:p>12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6" calcext:value-type="float">
            <text:p>16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" calcext:value-type="float">
            <text:p>12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6" calcext:value-type="float">
            <text:p>16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" calcext:value-type="float">
            <text:p>15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1" calcext:value-type="float">
            <text:p>11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" calcext:value-type="float">
            <text:p>12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" calcext:value-type="float">
            <text:p>14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" calcext:value-type="float">
            <text:p>14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7" calcext:value-type="float">
            <text:p>17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3" calcext:value-type="float">
            <text:p>13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2" calcext:value-type="float">
            <text:p>12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6" calcext:value-type="float">
            <text:p>16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6" calcext:value-type="float">
            <text:p>16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2" calcext:value-type="float">
            <text:p>12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" calcext:value-type="float">
            <text:p>15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3" calcext:value-type="float">
            <text:p>13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6" calcext:value-type="float">
            <text:p>16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" calcext:value-type="float">
            <text:p>14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2" calcext:value-type="float">
            <text:p>12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3" calcext:value-type="float">
            <text:p>13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" calcext:value-type="float">
            <text:p>15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6" calcext:value-type="float">
            <text:p>16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6" calcext:value-type="float">
            <text:p>16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5" calcext:value-type="float">
            <text:p>15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2" calcext:value-type="float">
            <text:p>12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6" calcext:value-type="float">
            <text:p>16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3" calcext:value-type="float">
            <text:p>13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6" calcext:value-type="float">
            <text:p>16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2" calcext:value-type="float">
            <text:p>12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" calcext:value-type="float">
            <text:p>15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" calcext:value-type="float">
            <text:p>14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7" calcext:value-type="float">
            <text:p>17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3" calcext:value-type="float">
            <text:p>13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" calcext:value-type="float">
            <text:p>14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2" calcext:value-type="float">
            <text:p>12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5" calcext:value-type="float">
            <text:p>15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-5.61" calcext:value-type="float">
            <text:p>-5.6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6" calcext:value-type="float">
            <text:p>16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3" calcext:value-type="float">
            <text:p>13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5" calcext:value-type="float">
            <text:p>15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6" calcext:value-type="float">
            <text:p>16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" calcext:value-type="float">
            <text:p>14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" calcext:value-type="float">
            <text:p>15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" calcext:value-type="float">
            <text:p>14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5" calcext:value-type="float">
            <text:p>15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" calcext:value-type="float">
            <text:p>15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5" calcext:value-type="float">
            <text:p>15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5" calcext:value-type="float">
            <text:p>15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5" calcext:value-type="float">
            <text:p>15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8" calcext:value-type="float">
            <text:p>18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0" calcext:value-type="float">
            <text:p>20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" calcext:value-type="float">
            <text:p>14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" calcext:value-type="float">
            <text:p>14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" calcext:value-type="float">
            <text:p>14</text:p>
          </table:table-cell>
          <table:table-cell office:value-type="float" office:value="-2.72" calcext:value-type="float">
            <text:p>-2.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" calcext:value-type="float">
            <text:p>14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8" calcext:value-type="float">
            <text:p>18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" calcext:value-type="float">
            <text:p>14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6" calcext:value-type="float">
            <text:p>16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" calcext:value-type="float">
            <text:p>14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5" calcext:value-type="float">
            <text:p>15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3" calcext:value-type="float">
            <text:p>13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5" calcext:value-type="float">
            <text:p>15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6" calcext:value-type="float">
            <text:p>16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2" calcext:value-type="float">
            <text:p>12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3" calcext:value-type="float">
            <text:p>13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" calcext:value-type="float">
            <text:p>11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5" calcext:value-type="float">
            <text:p>15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" calcext:value-type="float">
            <text:p>14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5" calcext:value-type="float">
            <text:p>15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3" calcext:value-type="float">
            <text:p>13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8" calcext:value-type="float">
            <text:p>18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3" calcext:value-type="float">
            <text:p>13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" calcext:value-type="float">
            <text:p>14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2" calcext:value-type="float">
            <text:p>12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3" calcext:value-type="float">
            <text:p>13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7" calcext:value-type="float">
            <text:p>17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2" calcext:value-type="float">
            <text:p>1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" calcext:value-type="float">
            <text:p>1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5" calcext:value-type="float">
            <text:p>15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1" calcext:value-type="float">
            <text:p>21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3" calcext:value-type="float">
            <text:p>1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3" calcext:value-type="float">
            <text:p>1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2" calcext:value-type="float">
            <text:p>1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5" calcext:value-type="float">
            <text:p>1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7" calcext:value-type="float">
            <text:p>17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3" calcext:value-type="float">
            <text:p>1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5" calcext:value-type="float">
            <text:p>1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8" calcext:value-type="float">
            <text:p>1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5" calcext:value-type="float">
            <text:p>1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8" calcext:value-type="float">
            <text:p>1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5" calcext:value-type="float">
            <text:p>1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2" calcext:value-type="float">
            <text:p>1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6" calcext:value-type="float">
            <text:p>1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" calcext:value-type="float">
            <text:p>1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" calcext:value-type="float">
            <text:p>1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5" calcext:value-type="float">
            <text:p>1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3" calcext:value-type="float">
            <text:p>1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3" calcext:value-type="float">
            <text:p>1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2" calcext:value-type="float">
            <text:p>12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2" calcext:value-type="float">
            <text:p>12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" calcext:value-type="float">
            <text:p>1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3" calcext:value-type="float">
            <text:p>13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" calcext:value-type="float">
            <text:p>11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7" calcext:value-type="float">
            <text:p>17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" calcext:value-type="float">
            <text:p>14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" calcext:value-type="float">
            <text:p>11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7" calcext:value-type="float">
            <text:p>17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" calcext:value-type="float">
            <text:p>14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6" calcext:value-type="float">
            <text:p>16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3" calcext:value-type="float">
            <text:p>13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3" calcext:value-type="float">
            <text:p>13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3" calcext:value-type="float">
            <text:p>13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2" calcext:value-type="float">
            <text:p>12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" calcext:value-type="float">
            <text:p>14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5" calcext:value-type="float">
            <text:p>15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2" calcext:value-type="float">
            <text:p>12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6" calcext:value-type="float">
            <text:p>16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3" calcext:value-type="float">
            <text:p>13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3" calcext:value-type="float">
            <text:p>13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8" calcext:value-type="float">
            <text:p>18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" calcext:value-type="float">
            <text:p>1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5" calcext:value-type="float">
            <text:p>15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7" calcext:value-type="float">
            <text:p>17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3" calcext:value-type="float">
            <text:p>13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6" calcext:value-type="float">
            <text:p>16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5" calcext:value-type="float">
            <text:p>15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3" calcext:value-type="float">
            <text:p>13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5" calcext:value-type="float">
            <text:p>15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" calcext:value-type="float">
            <text:p>1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5" calcext:value-type="float">
            <text:p>15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6" calcext:value-type="float">
            <text:p>16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3" calcext:value-type="float">
            <text:p>13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5" calcext:value-type="float">
            <text:p>15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" calcext:value-type="float">
            <text:p>11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5" calcext:value-type="float">
            <text:p>15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5" calcext:value-type="float">
            <text:p>15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1" calcext:value-type="float">
            <text:p>11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5" calcext:value-type="float">
            <text:p>15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1" calcext:value-type="float">
            <text:p>11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3" calcext:value-type="float">
            <text:p>13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" calcext:value-type="float">
            <text:p>14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0" calcext:value-type="float">
            <text:p>1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1" calcext:value-type="float">
            <text:p>1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5" calcext:value-type="float">
            <text:p>15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3" calcext:value-type="float">
            <text:p>13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5" calcext:value-type="float">
            <text:p>1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2" calcext:value-type="float">
            <text:p>1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" calcext:value-type="float">
            <text:p>14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3" calcext:value-type="float">
            <text:p>1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1" calcext:value-type="float">
            <text:p>1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5" calcext:value-type="float">
            <text:p>1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3" calcext:value-type="float">
            <text:p>1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3" calcext:value-type="float">
            <text:p>13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3" calcext:value-type="float">
            <text:p>1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3" calcext:value-type="float">
            <text:p>13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" calcext:value-type="float">
            <text:p>1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5" calcext:value-type="float">
            <text:p>1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3" calcext:value-type="float">
            <text:p>1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3" calcext:value-type="float">
            <text:p>1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0" calcext:value-type="float">
            <text:p>1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" calcext:value-type="float">
            <text:p>14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7" calcext:value-type="float">
            <text:p>1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5" calcext:value-type="float">
            <text:p>1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2" calcext:value-type="float">
            <text:p>1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" calcext:value-type="float">
            <text:p>14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1" calcext:value-type="float">
            <text:p>1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5" calcext:value-type="float">
            <text:p>1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" calcext:value-type="float">
            <text:p>1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3" calcext:value-type="float">
            <text:p>1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2" calcext:value-type="float">
            <text:p>1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2" calcext:value-type="float">
            <text:p>1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7" calcext:value-type="float">
            <text:p>1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2" calcext:value-type="float">
            <text:p>1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7" calcext:value-type="float">
            <text:p>1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3" calcext:value-type="float">
            <text:p>1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0" calcext:value-type="float">
            <text:p>1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5" calcext:value-type="float">
            <text:p>1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7" calcext:value-type="float">
            <text:p>1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7" calcext:value-type="float">
            <text:p>17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0" calcext:value-type="float">
            <text:p>1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" calcext:value-type="float">
            <text:p>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1" calcext:value-type="float">
            <text:p>11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7" calcext:value-type="float">
            <text:p>17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1" calcext:value-type="float">
            <text:p>11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" calcext:value-type="float">
            <text:p>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3" calcext:value-type="float">
            <text:p>1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7" calcext:value-type="float">
            <text:p>17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1" calcext:value-type="float">
            <text:p>11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" calcext:value-type="float">
            <text:p>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" calcext:value-type="float">
            <text:p>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1" calcext:value-type="float">
            <text:p>11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" calcext:value-type="float">
            <text:p>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" calcext:value-type="float">
            <text:p>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" calcext:value-type="float">
            <text:p>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1" calcext:value-type="float">
            <text:p>11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" calcext:value-type="float">
            <text:p>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9" calcext:value-type="float">
            <text:p>19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" calcext:value-type="float">
            <text:p>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3" calcext:value-type="float">
            <text:p>1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" calcext:value-type="float">
            <text:p>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5" calcext:value-type="float">
            <text:p>1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" calcext:value-type="float">
            <text:p>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7" calcext:value-type="float">
            <text:p>17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6" calcext:value-type="float">
            <text:p>1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" calcext:value-type="float">
            <text:p>1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5" calcext:value-type="float">
            <text:p>1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2" calcext:value-type="float">
            <text:p>1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7" calcext:value-type="float">
            <text:p>17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2" calcext:value-type="float">
            <text:p>1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6:00:09.974348517</meta:creation-date>
    <dc:date>2017-01-13T17:13:34.749683567</dc:date>
    <meta:editing-duration>PT27M53S</meta:editing-duration>
    <meta:editing-cycles>1</meta:editing-cycles>
    <meta:document-statistic meta:table-count="3" meta:cell-count="6244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73cm" svg:height="9.005cm" xlink:href=".." xlink:type="simple" chart:class="chart:scatter" chart:style-name="ch1">
        <chart:legend chart:legend-position="end" svg:x="18.795cm" svg:y="3.954cm" style:legend-expansion="high" chart:style-name="ch2"/>
        <chart:plot-area chart:style-name="ch3" table:cell-range-address="Sheet1.A1:Sheet1.C425" chart:data-source-has-labels="row" svg:x="0.782cm" svg:y="0.18cm" svg:width="20.488cm" svg:height="8.644cm">
          <chartooo:coordinate-region svg:x="1.589cm" svg:y="0.379cm" svg:width="19.40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25" chart:label-cell-address="Sheet1.B1:Sheet1.B1" chart:class="chart:scatter">
            <chart:domain table:cell-range-address="Sheet1.A2:Sheet1.A425"/>
            <chart:data-point chart:repeated="424"/>
          </chart:series>
          <chart:series chart:style-name="ch7" chart:values-cell-range-address="Sheet1.C2:Sheet1.C425" chart:label-cell-address="Sheet1.C1:Sheet1.C1" chart:class="chart:scatter">
            <chart:data-point chart:repeated="4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pteur Interne</text:p>
                <draw:g>
                  <svg:desc>Sheet1.B1:Sheet1.B1</svg:desc>
                </draw:g>
              </table:table-cell>
              <table:table-cell office:value-type="string">
                <text:p>Capteur exter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25</svg:desc>
                </draw:g>
              </table:table-cell>
              <table:table-cell office:value-type="float" office:value="0">
                <text:p>0</text:p>
                <draw:g>
                  <svg:desc>Sheet1.B2:Sheet1.B425</svg:desc>
                </draw:g>
              </table:table-cell>
              <table:table-cell office:value-type="float" office:value="101.78">
                <text:p>101.78</text:p>
                <draw:g>
                  <svg:desc>Sheet1.C2:Sheet1.C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00.13">
                <text:p>100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96.83">
                <text:p>96.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81.13">
                <text:p>81.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81.96">
                <text:p>81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84.02">
                <text:p>84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93.52">
                <text:p>93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96.83">
                <text:p>96.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96.83">
                <text:p>96.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96.83">
                <text:p>96.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96.83">
                <text:p>96.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96.83">
                <text:p>96.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98.48">
                <text:p>98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9">
                <text:p>19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7">
                <text:p>27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118.72">
                <text:p>118.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118.72">
                <text:p>118.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119.55">
                <text:p>119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118.31">
                <text:p>118.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5">
                <text:p>35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113.35">
                <text:p>113.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7">
                <text:p>17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  <table:table-cell office:value-type="float" office:value="103.44">
                <text:p>103.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103.02">
                <text:p>103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103.02">
                <text:p>103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3">
                <text:p>13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7">
                <text:p>17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  <table:table-cell office:value-type="float" office:value="93.52">
                <text:p>93.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4">
                <text:p>14</text:p>
              </table:table-cell>
              <table:table-cell office:value-type="float" office:value="84.02">
                <text:p>84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83.61">
                <text:p>83.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4">
                <text:p>14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83.61">
                <text:p>83.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5">
                <text:p>15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6">
                <text:p>16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7">
                <text:p>17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3">
                <text:p>13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3">
                <text:p>13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">
                <text:p>10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7">
                <text:p>17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100.13">
                <text:p>100.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3">
                <text:p>13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7">
                <text:p>17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4">
                <text:p>24</text:p>
              </table:table-cell>
              <table:table-cell office:value-type="float" office:value="109.22">
                <text:p>109.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8">
                <text:p>8</text:p>
              </table:table-cell>
              <table:table-cell office:value-type="float" office:value="110.05">
                <text:p>110.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2">
                <text:p>22</text:p>
              </table:table-cell>
              <table:table-cell office:value-type="float" office:value="111.28">
                <text:p>111.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112.52">
                <text:p>112.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9">
                <text:p>29</text:p>
              </table:table-cell>
              <table:table-cell office:value-type="float" office:value="113.35">
                <text:p>113.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5">
                <text:p>15</text:p>
              </table:table-cell>
              <table:table-cell office:value-type="float" office:value="112.52">
                <text:p>112.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4">
                <text:p>24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8">
                <text:p>18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8">
                <text:p>18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  <table:table-cell office:value-type="float" office:value="103.02">
                <text:p>103.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5">
                <text:p>15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2">
                <text:p>12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">
                <text:p>14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6">
                <text:p>16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7">
                <text:p>7</text:p>
              </table:table-cell>
              <table:table-cell office:value-type="float" office:value="83.61">
                <text:p>83.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81.54">
                <text:p>81.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3">
                <text:p>13</text:p>
              </table:table-cell>
              <table:table-cell office:value-type="float" office:value="82.37">
                <text:p>82.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6">
                <text:p>16</text:p>
              </table:table-cell>
              <table:table-cell office:value-type="float" office:value="83.61">
                <text:p>83.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6">
                <text:p>16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3">
                <text:p>13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6">
                <text:p>16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93.52">
                <text:p>93.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3">
                <text:p>13</text:p>
              </table:table-cell>
              <table:table-cell office:value-type="float" office:value="96.83">
                <text:p>96.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2">
                <text:p>12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5">
                <text:p>15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6">
                <text:p>6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112.52">
                <text:p>112.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7">
                <text:p>17</text:p>
              </table:table-cell>
              <table:table-cell office:value-type="float" office:value="116.65">
                <text:p>116.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9">
                <text:p>29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8">
                <text:p>28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6">
                <text:p>26</text:p>
              </table:table-cell>
              <table:table-cell office:value-type="float" office:value="111.28">
                <text:p>111.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2">
                <text:p>22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9">
                <text:p>19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0">
                <text:p>20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">
                <text:p>17</text:p>
              </table:table-cell>
              <table:table-cell office:value-type="float" office:value="103.02">
                <text:p>103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100.13">
                <text:p>100.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3">
                <text:p>13</text:p>
              </table:table-cell>
              <table:table-cell office:value-type="float" office:value="98.07">
                <text:p>98.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7">
                <text:p>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6">
                <text:p>16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5">
                <text:p>15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6">
                <text:p>16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5">
                <text:p>15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1">
                <text:p>1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7">
                <text:p>17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5">
                <text:p>15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9">
                <text:p>19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2">
                <text:p>12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1">
                <text:p>11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3">
                <text:p>13</text:p>
              </table:table-cell>
              <table:table-cell office:value-type="float" office:value="99.72">
                <text:p>99.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5">
                <text:p>15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6">
                <text:p>16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9">
                <text:p>19</text:p>
              </table:table-cell>
              <table:table-cell office:value-type="float" office:value="109.22">
                <text:p>109.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3">
                <text:p>23</text:p>
              </table:table-cell>
              <table:table-cell office:value-type="float" office:value="111.28">
                <text:p>111.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7">
                <text:p>27</text:p>
              </table:table-cell>
              <table:table-cell office:value-type="float" office:value="112.52">
                <text:p>112.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7">
                <text:p>27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5">
                <text:p>15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7">
                <text:p>17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8">
                <text:p>18</text:p>
              </table:table-cell>
              <table:table-cell office:value-type="float" office:value="116.65">
                <text:p>116.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6">
                <text:p>16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7">
                <text:p>27</text:p>
              </table:table-cell>
              <table:table-cell office:value-type="float" office:value="112.52">
                <text:p>112.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3">
                <text:p>23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0">
                <text:p>10</text:p>
              </table:table-cell>
              <table:table-cell office:value-type="float" office:value="109.22">
                <text:p>109.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8">
                <text:p>18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5">
                <text:p>15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6">
                <text:p>16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5">
                <text:p>15</text:p>
              </table:table-cell>
              <table:table-cell office:value-type="float" office:value="93.94">
                <text:p>93.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3">
                <text:p>13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8">
                <text:p>18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5">
                <text:p>15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4">
                <text:p>14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2">
                <text:p>1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5">
                <text:p>15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2">
                <text:p>12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5">
                <text:p>15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4">
                <text:p>14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5">
                <text:p>15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5">
                <text:p>15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1">
                <text:p>11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6">
                <text:p>16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03.02">
                <text:p>103.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4">
                <text:p>4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6">
                <text:p>6</text:p>
              </table:table-cell>
              <table:table-cell office:value-type="float" office:value="109.22">
                <text:p>109.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5">
                <text:p>25</text:p>
              </table:table-cell>
              <table:table-cell office:value-type="float" office:value="112.52">
                <text:p>112.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7">
                <text:p>27</text:p>
              </table:table-cell>
              <table:table-cell office:value-type="float" office:value="113.76">
                <text:p>113.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9">
                <text:p>2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7">
                <text:p>27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6">
                <text:p>16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31">
                <text:p>31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30">
                <text:p>30</text:p>
              </table:table-cell>
              <table:table-cell office:value-type="float" office:value="113.35">
                <text:p>113.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4">
                <text:p>14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4">
                <text:p>24</text:p>
              </table:table-cell>
              <table:table-cell office:value-type="float" office:value="110.05">
                <text:p>110.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2">
                <text:p>22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0">
                <text:p>20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1">
                <text:p>21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1">
                <text:p>21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4">
                <text:p>14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2">
                <text:p>12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4">
                <text:p>14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9">
                <text:p>9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9">
                <text:p>19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5">
                <text:p>15</text:p>
              </table:table-cell>
              <table:table-cell office:value-type="float" office:value="84.02">
                <text:p>84.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6">
                <text:p>16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3">
                <text:p>13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1">
                <text:p>11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3">
                <text:p>13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5">
                <text:p>15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2">
                <text:p>12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4">
                <text:p>14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99.72">
                <text:p>99.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4">
                <text:p>14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8">
                <text:p>18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4">
                <text:p>4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1">
                <text:p>21</text:p>
              </table:table-cell>
              <table:table-cell office:value-type="float" office:value="111.28">
                <text:p>111.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5">
                <text:p>25</text:p>
              </table:table-cell>
              <table:table-cell office:value-type="float" office:value="113.76">
                <text:p>113.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3">
                <text:p>13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9">
                <text:p>29</text:p>
              </table:table-cell>
              <table:table-cell office:value-type="float" office:value="116.24">
                <text:p>116.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32">
                <text:p>32</text:p>
              </table:table-cell>
              <table:table-cell office:value-type="float" office:value="116.65">
                <text:p>116.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8">
                <text:p>28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5">
                <text:p>25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1">
                <text:p>21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3">
                <text:p>23</text:p>
              </table:table-cell>
              <table:table-cell office:value-type="float" office:value="109.22">
                <text:p>109.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6">
                <text:p>6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9">
                <text:p>19</text:p>
              </table:table-cell>
              <table:table-cell office:value-type="float" office:value="102.61">
                <text:p>102.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5">
                <text:p>15</text:p>
              </table:table-cell>
              <table:table-cell office:value-type="float" office:value="99.31">
                <text:p>99.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3">
                <text:p>13</text:p>
              </table:table-cell>
              <table:table-cell office:value-type="float" office:value="96.83">
                <text:p>96.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7">
                <text:p>17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3">
                <text:p>13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2">
                <text:p>12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3">
                <text:p>13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3">
                <text:p>13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1">
                <text:p>11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2">
                <text:p>12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1">
                <text:p>11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7">
                <text:p>17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7">
                <text:p>17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3">
                <text:p>13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8">
                <text:p>18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4">
                <text:p>14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98.48">
                <text:p>98.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0">
                <text:p>10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3">
                <text:p>13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4">
                <text:p>4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8">
                <text:p>8</text:p>
              </table:table-cell>
              <table:table-cell office:value-type="float" office:value="112.11">
                <text:p>112.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28">
                <text:p>28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29">
                <text:p>29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3">
                <text:p>33</text:p>
              </table:table-cell>
              <table:table-cell office:value-type="float" office:value="119.13">
                <text:p>119.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34">
                <text:p>34</text:p>
              </table:table-cell>
              <table:table-cell office:value-type="float" office:value="117.07">
                <text:p>117.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29">
                <text:p>29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5">
                <text:p>15</text:p>
              </table:table-cell>
              <table:table-cell office:value-type="float" office:value="112.52">
                <text:p>112.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2">
                <text:p>12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24">
                <text:p>24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6">
                <text:p>6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4">
                <text:p>14</text:p>
              </table:table-cell>
              <table:table-cell office:value-type="float" office:value="100.13">
                <text:p>100.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3">
                <text:p>13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93.52">
                <text:p>93.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4">
                <text:p>14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4">
                <text:p>14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6">
                <text:p>16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3">
                <text:p>13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2">
                <text:p>1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0">
                <text:p>10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2">
                <text:p>12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3">
                <text:p>13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5">
                <text:p>15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8">
                <text:p>18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7">
                <text:p>17</text:p>
              </table:table-cell>
              <table:table-cell office:value-type="float" office:value="93.94">
                <text:p>93.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3">
                <text:p>13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7">
                <text:p>17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7">
                <text:p>17</text:p>
              </table:table-cell>
              <table:table-cell office:value-type="float" office:value="106.74">
                <text:p>106.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7">
                <text:p>7</text:p>
              </table:table-cell>
              <table:table-cell office:value-type="float" office:value="110.05">
                <text:p>110.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23">
                <text:p>23</text:p>
              </table:table-cell>
              <table:table-cell office:value-type="float" office:value="113.35">
                <text:p>113.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29">
                <text:p>29</text:p>
              </table:table-cell>
              <table:table-cell office:value-type="float" office:value="115.83">
                <text:p>115.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8">
                <text:p>18</text:p>
              </table:table-cell>
              <table:table-cell office:value-type="float" office:value="117.89">
                <text:p>117.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0">
                <text:p>30</text:p>
              </table:table-cell>
              <table:table-cell office:value-type="float" office:value="118.72">
                <text:p>118.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1">
                <text:p>31</text:p>
              </table:table-cell>
              <table:table-cell office:value-type="float" office:value="119.96">
                <text:p>119.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20">
                <text:p>20</text:p>
              </table:table-cell>
              <table:table-cell office:value-type="float" office:value="116.65">
                <text:p>116.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8">
                <text:p>18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5">
                <text:p>15</text:p>
              </table:table-cell>
              <table:table-cell office:value-type="float" office:value="112.52">
                <text:p>112.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22">
                <text:p>22</text:p>
              </table:table-cell>
              <table:table-cell office:value-type="float" office:value="109.22">
                <text:p>109.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20">
                <text:p>20</text:p>
              </table:table-cell>
              <table:table-cell office:value-type="float" office:value="107.57">
                <text:p>107.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5">
                <text:p>5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2">
                <text:p>12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98.48">
                <text:p>98.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93.94">
                <text:p>93.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7">
                <text:p>17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3">
                <text:p>13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4">
                <text:p>14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1">
                <text:p>11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3">
                <text:p>13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3">
                <text:p>13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1">
                <text:p>11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6">
                <text:p>16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6">
                <text:p>16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5">
                <text:p>15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3">
                <text:p>13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1">
                <text:p>11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6">
                <text:p>16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6">
                <text:p>16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8">
                <text:p>8</text:p>
              </table:table-cell>
              <table:table-cell office:value-type="float" office:value="110.87">
                <text:p>110.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1">
                <text:p>11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4">
                <text:p>14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6">
                <text:p>16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32">
                <text:p>32</text:p>
              </table:table-cell>
              <table:table-cell office:value-type="float" office:value="115.83">
                <text:p>115.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31">
                <text:p>31</text:p>
              </table:table-cell>
              <table:table-cell office:value-type="float" office:value="115.83">
                <text:p>115.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30">
                <text:p>30</text:p>
              </table:table-cell>
              <table:table-cell office:value-type="float" office:value="115.83">
                <text:p>115.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28">
                <text:p>28</text:p>
              </table:table-cell>
              <table:table-cell office:value-type="float" office:value="115.42">
                <text:p>115.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26">
                <text:p>26</text:p>
              </table:table-cell>
              <table:table-cell office:value-type="float" office:value="112.94">
                <text:p>112.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3">
                <text:p>13</text:p>
              </table:table-cell>
              <table:table-cell office:value-type="float" office:value="111.28">
                <text:p>111.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24">
                <text:p>24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22">
                <text:p>22</text:p>
              </table:table-cell>
              <table:table-cell office:value-type="float" office:value="108.39">
                <text:p>108.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6">
                <text:p>6</text:p>
              </table:table-cell>
              <table:table-cell office:value-type="float" office:value="105.09">
                <text:p>105.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4">
                <text:p>14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4">
                <text:p>14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9">
                <text:p>9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4">
                <text:p>14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3">
                <text:p>13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5">
                <text:p>15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2">
                <text:p>12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6">
                <text:p>16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3">
                <text:p>13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4">
                <text:p>14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2">
                <text:p>12</text:p>
              </table:table-cell>
              <table:table-cell office:value-type="float" office:value="86.09">
                <text:p>86.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4">
                <text:p>14</text:p>
              </table:table-cell>
              <table:table-cell office:value-type="float" office:value="87.33">
                <text:p>87.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6">
                <text:p>6</text:p>
              </table:table-cell>
              <table:table-cell office:value-type="float" office:value="88.15">
                <text:p>88.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2">
                <text:p>12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6">
                <text:p>16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0">
                <text:p>10</text:p>
              </table:table-cell>
              <table:table-cell office:value-type="float" office:value="88.98">
                <text:p>88.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3">
                <text:p>13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89.39">
                <text:p>89.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3">
                <text:p>13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7">
                <text:p>17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5">
                <text:p>15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7">
                <text:p>17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5">
                <text:p>15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3">
                <text:p>13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6">
                <text:p>16</text:p>
              </table:table-cell>
              <table:table-cell office:value-type="float" office:value="91.46">
                <text:p>91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49cm" svg:height="18.149cm" xlink:href=".." xlink:type="simple" chart:class="chart:scatter" chart:style-name="ch1">
        <chart:legend chart:legend-position="end" svg:x="20.397cm" svg:y="8.526cm" style:legend-expansion="high" chart:style-name="ch2"/>
        <chart:plot-area chart:style-name="ch3" table:cell-range-address="Sheet2.A1:Sheet2.C292" svg:x="0.464cm" svg:y="0.362cm" svg:width="23.063cm" svg:height="17.424cm">
          <chartooo:coordinate-region svg:x="1.191cm" svg:y="0.561cm" svg:width="22.056cm" svg:height="17.0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292" chart:class="chart:scatter">
            <chart:domain table:cell-range-address="Sheet2.A1:Sheet2.A292"/>
            <chart:data-point chart:repeated="292"/>
          </chart:series>
          <chart:series chart:style-name="ch7" chart:values-cell-range-address="Sheet2.C1:Sheet2.C292" chart:class="chart:scatter">
            <chart:data-point chart:repeated="2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292</svg:desc>
                </draw:g>
              </table:table-cell>
              <table:table-cell office:value-type="float" office:value="0">
                <text:p>0</text:p>
                <draw:g>
                  <svg:desc>Sheet2.B1:Sheet2.B292</svg:desc>
                </draw:g>
              </table:table-cell>
              <table:table-cell office:value-type="float" office:value="3.48">
                <text:p>3.48</text:p>
                <draw:g>
                  <svg:desc>Sheet2.C1:Sheet2.C2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2.07">
                <text:p>22.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-10.98">
                <text:p>-10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-12.22">
                <text:p>-12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-12.63">
                <text:p>-12.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-13.46">
                <text:p>-13.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2.63">
                <text:p>-12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-10.98">
                <text:p>-10.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">
                <text:p>13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7">
                <text:p>27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9">
                <text:p>19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8">
                <text:p>18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9">
                <text:p>29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9">
                <text:p>19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7">
                <text:p>17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3">
                <text:p>13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-13.87">
                <text:p>-13.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5">
                <text:p>15</text:p>
              </table:table-cell>
              <table:table-cell office:value-type="float" office:value="-14.7">
                <text:p>-14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-16.35">
                <text:p>-16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-15.52">
                <text:p>-15.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1">
                <text:p>11</text:p>
              </table:table-cell>
              <table:table-cell office:value-type="float" office:value="-14.7">
                <text:p>-14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-13.87">
                <text:p>-13.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3">
                <text:p>13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-12.63">
                <text:p>-12.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1">
                <text:p>11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5">
                <text:p>15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7">
                <text:p>17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9">
                <text:p>19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9">
                <text:p>19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4">
                <text:p>24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5">
                <text:p>15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9">
                <text:p>29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1">
                <text:p>31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8">
                <text:p>18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9">
                <text:p>29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6">
                <text:p>26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3">
                <text:p>23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2">
                <text:p>22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8">
                <text:p>8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">
                <text:p>7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7">
                <text:p>17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4">
                <text:p>1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6">
                <text:p>16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4">
                <text:p>14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7">
                <text:p>17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6">
                <text:p>16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8">
                <text:p>18</text:p>
              </table:table-cell>
              <table:table-cell office:value-type="float" office:value="-10.98">
                <text:p>-10.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3">
                <text:p>13</text:p>
              </table:table-cell>
              <table:table-cell office:value-type="float" office:value="-12.22">
                <text:p>-12.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3">
                <text:p>13</text:p>
              </table:table-cell>
              <table:table-cell office:value-type="float" office:value="-13.46">
                <text:p>-13.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5">
                <text:p>15</text:p>
              </table:table-cell>
              <table:table-cell office:value-type="float" office:value="-14.7">
                <text:p>-14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3">
                <text:p>13</text:p>
              </table:table-cell>
              <table:table-cell office:value-type="float" office:value="-13.87">
                <text:p>-13.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">
                <text:p>3</text:p>
              </table:table-cell>
              <table:table-cell office:value-type="float" office:value="-12.63">
                <text:p>-12.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-12.22">
                <text:p>-12.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4">
                <text:p>14</text:p>
              </table:table-cell>
              <table:table-cell office:value-type="float" office:value="-10.98">
                <text:p>-10.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7">
                <text:p>17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5">
                <text:p>15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7">
                <text:p>17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5">
                <text:p>1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0">
                <text:p>20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7">
                <text:p>27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30">
                <text:p>30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3">
                <text:p>33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8">
                <text:p>18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9">
                <text:p>29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8">
                <text:p>28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5">
                <text:p>25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6">
                <text:p>1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1">
                <text:p>21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">
                <text:p>5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">
                <text:p>1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">
                <text:p>1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6">
                <text:p>16</text:p>
              </table:table-cell>
              <table:table-cell office:value-type="float" office:value="-12.22">
                <text:p>-12.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5">
                <text:p>15</text:p>
              </table:table-cell>
              <table:table-cell office:value-type="float" office:value="-13.46">
                <text:p>-13.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3">
                <text:p>13</text:p>
              </table:table-cell>
              <table:table-cell office:value-type="float" office:value="-14.28">
                <text:p>-14.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5">
                <text:p>15</text:p>
              </table:table-cell>
              <table:table-cell office:value-type="float" office:value="-15.52">
                <text:p>-15.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2">
                <text:p>12</text:p>
              </table:table-cell>
              <table:table-cell office:value-type="float" office:value="-16.35">
                <text:p>-16.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-15.52">
                <text:p>-15.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5">
                <text:p>15</text:p>
              </table:table-cell>
              <table:table-cell office:value-type="float" office:value="-14.28">
                <text:p>-14.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-13.46">
                <text:p>-13.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2">
                <text:p>12</text:p>
              </table:table-cell>
              <table:table-cell office:value-type="float" office:value="-12.63">
                <text:p>-12.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-10.98">
                <text:p>-10.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3">
                <text:p>13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4">
                <text:p>14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5">
                <text:p>1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2">
                <text:p>22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2">
                <text:p>22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6">
                <text:p>16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2">
                <text:p>32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8">
                <text:p>18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6">
                <text:p>1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6">
                <text:p>26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4">
                <text:p>24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3">
                <text:p>23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7">
                <text:p>17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5">
                <text:p>5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">
                <text:p>4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1">
                <text:p>11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6">
                <text:p>16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6">
                <text:p>16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6">
                <text:p>16</text:p>
              </table:table-cell>
              <table:table-cell office:value-type="float" office:value="-14.28">
                <text:p>-14.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">
                <text:p>14</text:p>
              </table:table-cell>
              <table:table-cell office:value-type="float" office:value="-15.52">
                <text:p>-15.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8">
                <text:p>18</text:p>
              </table:table-cell>
              <table:table-cell office:value-type="float" office:value="-15.52">
                <text:p>-15.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3">
                <text:p>13</text:p>
              </table:table-cell>
              <table:table-cell office:value-type="float" office:value="-14.28">
                <text:p>-14.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3">
                <text:p>13</text:p>
              </table:table-cell>
              <table:table-cell office:value-type="float" office:value="-12.22">
                <text:p>-12.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3">
                <text:p>13</text:p>
              </table:table-cell>
              <table:table-cell office:value-type="float" office:value="-11.39">
                <text:p>-11.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5">
                <text:p>15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6">
                <text:p>16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3">
                <text:p>13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6">
                <text:p>1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6">
                <text:p>6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5">
                <text:p>25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9">
                <text:p>29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9">
                <text:p>29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1">
                <text:p>21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0">
                <text:p>3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9">
                <text:p>29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6">
                <text:p>16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1">
                <text:p>11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4">
                <text:p>24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1">
                <text:p>21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9">
                <text:p>19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6">
                <text:p>16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2">
                <text:p>12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5">
                <text:p>15</text:p>
              </table:table-cell>
              <table:table-cell office:value-type="float" office:value="-14.7">
                <text:p>-14.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2">
                <text:p>12</text:p>
              </table:table-cell>
              <table:table-cell office:value-type="float" office:value="-15.94">
                <text:p>-15.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1">
                <text:p>11</text:p>
              </table:table-cell>
              <table:table-cell office:value-type="float" office:value="-15.52">
                <text:p>-15.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-14.7">
                <text:p>-14.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-13.46">
                <text:p>-13.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3">
                <text:p>13</text:p>
              </table:table-cell>
              <table:table-cell office:value-type="float" office:value="-10.98">
                <text:p>-10.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3">
                <text:p>13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4">
                <text:p>14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3">
                <text:p>13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8">
                <text:p>1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6">
                <text:p>1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9">
                <text:p>19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5">
                <text:p>15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22.07">
                <text:p>22.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2">
                <text:p>22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30">
                <text:p>30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4">
                <text:p>2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7">
                <text:p>27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9">
                <text:p>19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8">
                <text:p>8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4">
                <text:p>24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9">
                <text:p>19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8">
                <text:p>18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8">
                <text:p>18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3">
                <text:p>13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6">
                <text:p>16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8">
                <text:p>18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0">
                <text:p>2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2">
                <text:p>1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4">
                <text:p>1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3">
                <text:p>1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3">
                <text:p>1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6">
                <text:p>1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2">
                <text:p>1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7">
                <text:p>1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04cm" svg:height="12.352cm" xlink:href=".." xlink:type="simple" chart:class="chart:scatter" chart:style-name="ch1">
        <chart:legend chart:legend-position="end" svg:x="22.452cm" svg:y="5.628cm" style:legend-expansion="high" chart:style-name="ch2"/>
        <chart:plot-area chart:style-name="ch3" table:cell-range-address="Sheet3.A1:Sheet3.C1365" svg:x="0.506cm" svg:y="0.247cm" svg:width="21.44cm" svg:height="11.858cm">
          <chartooo:coordinate-region svg:x="1.233cm" svg:y="0.446cm" svg:width="20.341cm" svg:height="11.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1365" chart:class="chart:scatter">
            <chart:domain table:cell-range-address="Sheet3.A1:Sheet3.A1365"/>
            <chart:data-point chart:repeated="1365"/>
          </chart:series>
          <chart:series chart:style-name="ch7" chart:values-cell-range-address="Sheet3.C1:Sheet3.C1365" chart:class="chart:scatter">
            <chart:data-point chart:repeated="13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:Sheet3.A1365</svg:desc>
                </draw:g>
              </table:table-cell>
              <table:table-cell office:value-type="float" office:value="0">
                <text:p>0</text:p>
                <draw:g>
                  <svg:desc>Sheet3.B1:Sheet3.B1365</svg:desc>
                </draw:g>
              </table:table-cell>
              <table:table-cell office:value-type="float" office:value="3.48">
                <text:p>3.48</text:p>
                <draw:g>
                  <svg:desc>Sheet3.C1:Sheet3.C1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7">
                <text:p>1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7">
                <text:p>1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7">
                <text:p>1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6">
                <text:p>1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7">
                <text:p>1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3">
                <text:p>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2">
                <text:p>1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3">
                <text:p>1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4">
                <text:p>1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5">
                <text:p>1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6">
                <text:p>1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3">
                <text:p>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8">
                <text:p>1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5">
                <text:p>15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6">
                <text:p>16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3">
                <text:p>13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3">
                <text:p>13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3">
                <text:p>13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6">
                <text:p>16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3">
                <text:p>13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6">
                <text:p>16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3">
                <text:p>13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9">
                <text:p>19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4">
                <text:p>14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5">
                <text:p>15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5">
                <text:p>15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6">
                <text:p>16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6">
                <text:p>16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1">
                <text:p>11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4">
                <text:p>1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6">
                <text:p>16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4">
                <text:p>14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8">
                <text:p>18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1">
                <text:p>11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3">
                <text:p>13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5">
                <text:p>15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2">
                <text:p>12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4">
                <text:p>14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2">
                <text:p>12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6">
                <text:p>16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7">
                <text:p>17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2">
                <text:p>12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5">
                <text:p>15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6">
                <text:p>16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5">
                <text:p>15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7">
                <text:p>17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4">
                <text:p>14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3">
                <text:p>13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6">
                <text:p>16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4">
                <text:p>14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21">
                <text:p>21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3">
                <text:p>13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3">
                <text:p>13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3">
                <text:p>13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6">
                <text:p>16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3">
                <text:p>13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3">
                <text:p>13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5">
                <text:p>15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4">
                <text:p>14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6">
                <text:p>16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3">
                <text:p>13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6">
                <text:p>16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2">
                <text:p>12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5">
                <text:p>15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4">
                <text:p>14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3">
                <text:p>13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3">
                <text:p>13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3">
                <text:p>13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5">
                <text:p>15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2">
                <text:p>12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5">
                <text:p>15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3">
                <text:p>13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2">
                <text:p>12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2">
                <text:p>12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6">
                <text:p>16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4">
                <text:p>14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6">
                <text:p>16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5">
                <text:p>15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6">
                <text:p>16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5">
                <text:p>15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3">
                <text:p>13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1">
                <text:p>11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8">
                <text:p>18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5">
                <text:p>15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3">
                <text:p>13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4">
                <text:p>14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3">
                <text:p>13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4">
                <text:p>14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5">
                <text:p>15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4">
                <text:p>14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6">
                <text:p>16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2">
                <text:p>12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5">
                <text:p>15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5">
                <text:p>15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7">
                <text:p>17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3">
                <text:p>13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5">
                <text:p>15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20">
                <text:p>20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4">
                <text:p>14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6">
                <text:p>16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3">
                <text:p>13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3">
                <text:p>13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8">
                <text:p>18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4">
                <text:p>14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6">
                <text:p>16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8">
                <text:p>18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4">
                <text:p>14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1">
                <text:p>11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5">
                <text:p>15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7">
                <text:p>17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2">
                <text:p>12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4">
                <text:p>1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2">
                <text:p>12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6">
                <text:p>16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5">
                <text:p>15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6">
                <text:p>16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7">
                <text:p>17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3">
                <text:p>13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4">
                <text:p>14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4">
                <text:p>14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2">
                <text:p>12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4">
                <text:p>14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">
                <text:p>1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20">
                <text:p>20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3">
                <text:p>13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3">
                <text:p>1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7">
                <text:p>1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6">
                <text:p>1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5">
                <text:p>1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3">
                <text:p>1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2">
                <text:p>12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4">
                <text:p>14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">
                <text:p>1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4">
                <text:p>14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4">
                <text:p>14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7">
                <text:p>17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7">
                <text:p>1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2">
                <text:p>2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2">
                <text:p>2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9">
                <text:p>19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3">
                <text:p>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3">
                <text:p>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7">
                <text:p>17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9">
                <text:p>19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5">
                <text:p>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5">
                <text:p>5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6">
                <text:p>6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23">
                <text:p>23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8">
                <text:p>8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21">
                <text:p>21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5">
                <text:p>5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22">
                <text:p>22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0">
                <text:p>10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22">
                <text:p>22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24">
                <text:p>24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25">
                <text:p>25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27">
                <text:p>27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26">
                <text:p>26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27">
                <text:p>27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5">
                <text:p>15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29">
                <text:p>29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6">
                <text:p>16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31">
                <text:p>31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27">
                <text:p>27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33">
                <text:p>33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9">
                <text:p>19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33">
                <text:p>33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20">
                <text:p>20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32">
                <text:p>32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33">
                <text:p>33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21">
                <text:p>21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21">
                <text:p>21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21">
                <text:p>21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34">
                <text:p>34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9">
                <text:p>19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35">
                <text:p>35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2">
                <text:p>32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33">
                <text:p>33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21">
                <text:p>21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21">
                <text:p>21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33">
                <text:p>33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20">
                <text:p>2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3">
                <text:p>3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1">
                <text:p>31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31">
                <text:p>31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7">
                <text:p>17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0">
                <text:p>30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0">
                <text:p>30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26">
                <text:p>26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27">
                <text:p>27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27">
                <text:p>27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26">
                <text:p>26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4">
                <text:p>14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2">
                <text:p>12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3">
                <text:p>13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23">
                <text:p>23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2">
                <text:p>1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23">
                <text:p>23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0">
                <text:p>10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25">
                <text:p>25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9">
                <text:p>9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8">
                <text:p>8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8">
                <text:p>8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8">
                <text:p>18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6">
                <text:p>6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8">
                <text:p>18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8">
                <text:p>1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4">
                <text:p>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4">
                <text:p>1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6">
                <text:p>1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2">
                <text:p>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7">
                <text:p>1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15">
                <text:p>1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">
                <text:p>1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6">
                <text:p>1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2">
                <text:p>1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6">
                <text:p>1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">
                <text:p>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7">
                <text:p>1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2">
                <text:p>1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7">
                <text:p>1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4">
                <text:p>1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4">
                <text:p>1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3">
                <text:p>13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5">
                <text:p>15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2">
                <text:p>12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8">
                <text:p>18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9">
                <text:p>9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3">
                <text:p>13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3">
                <text:p>13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3">
                <text:p>13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5">
                <text:p>15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4">
                <text:p>14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9">
                <text:p>19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2">
                <text:p>12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6">
                <text:p>16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7">
                <text:p>17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2">
                <text:p>12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4">
                <text:p>14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5">
                <text:p>15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3">
                <text:p>13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7">
                <text:p>17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1">
                <text:p>11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3">
                <text:p>13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8">
                <text:p>18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5">
                <text:p>15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4">
                <text:p>14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6">
                <text:p>16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7">
                <text:p>17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6">
                <text:p>16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7">
                <text:p>17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4">
                <text:p>14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5">
                <text:p>15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21">
                <text:p>21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6">
                <text:p>16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4">
                <text:p>14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2">
                <text:p>12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9">
                <text:p>19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7">
                <text:p>17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3">
                <text:p>13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5">
                <text:p>15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6">
                <text:p>16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5">
                <text:p>15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5">
                <text:p>15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4">
                <text:p>14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2">
                <text:p>12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3">
                <text:p>13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2">
                <text:p>12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8">
                <text:p>18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2">
                <text:p>12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4">
                <text:p>14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1">
                <text:p>11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2">
                <text:p>12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6">
                <text:p>16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2">
                <text:p>12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1">
                <text:p>11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5">
                <text:p>15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2">
                <text:p>12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6">
                <text:p>16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12">
                <text:p>12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13">
                <text:p>13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13">
                <text:p>13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17">
                <text:p>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17">
                <text:p>1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4">
                <text:p>1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6">
                <text:p>16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14">
                <text:p>14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">
                <text:p>1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16">
                <text:p>1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6">
                <text:p>16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9">
                <text:p>19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5">
                <text:p>5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19">
                <text:p>19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25">
                <text:p>25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9">
                <text:p>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26">
                <text:p>26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23">
                <text:p>23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26">
                <text:p>26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6">
                <text:p>16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30">
                <text:p>30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8">
                <text:p>18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30">
                <text:p>30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8">
                <text:p>18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32">
                <text:p>32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8">
                <text:p>18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8">
                <text:p>18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8">
                <text:p>18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28">
                <text:p>28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32">
                <text:p>32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29">
                <text:p>29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27">
                <text:p>27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30">
                <text:p>30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28">
                <text:p>28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6">
                <text:p>16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29">
                <text:p>29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4">
                <text:p>1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3">
                <text:p>13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28">
                <text:p>28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13">
                <text:p>13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14">
                <text:p>14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22">
                <text:p>22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3">
                <text:p>13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28">
                <text:p>28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2">
                <text:p>12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22">
                <text:p>22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25">
                <text:p>2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27">
                <text:p>27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0">
                <text:p>10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23">
                <text:p>2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23">
                <text:p>2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23">
                <text:p>23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8">
                <text:p>8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7">
                <text:p>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23">
                <text:p>23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5">
                <text:p>5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5">
                <text:p>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21">
                <text:p>21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4">
                <text:p>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8">
                <text:p>1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22">
                <text:p>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2">
                <text:p>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2">
                <text:p>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2">
                <text:p>2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6">
                <text:p>1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4">
                <text:p>1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">
                <text:p>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4">
                <text:p>1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6">
                <text:p>1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4">
                <text:p>1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4">
                <text:p>14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5">
                <text:p>1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19">
                <text:p>19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6">
                <text:p>16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5">
                <text:p>15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2">
                <text:p>12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18">
                <text:p>18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2">
                <text:p>12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12">
                <text:p>12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0">
                <text:p>10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8">
                <text:p>18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4">
                <text:p>14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1">
                <text:p>1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6">
                <text:p>16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9">
                <text:p>19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3">
                <text:p>13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7">
                <text:p>17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3">
                <text:p>13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6">
                <text:p>16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3">
                <text:p>13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2">
                <text:p>12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6">
                <text:p>16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2">
                <text:p>12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3">
                <text:p>13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2">
                <text:p>12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3">
                <text:p>13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6">
                <text:p>16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2">
                <text:p>12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4">
                <text:p>14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2">
                <text:p>12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3">
                <text:p>13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9">
                <text:p>9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4">
                <text:p>14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5">
                <text:p>15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5">
                <text:p>15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1">
                <text:p>11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4">
                <text:p>14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8">
                <text:p>18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2">
                <text:p>12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6">
                <text:p>16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2">
                <text:p>12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7">
                <text:p>17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5">
                <text:p>15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2">
                <text:p>12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4">
                <text:p>14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8">
                <text:p>18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6">
                <text:p>16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8">
                <text:p>18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7">
                <text:p>17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2">
                <text:p>12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">
                <text:p>1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6">
                <text:p>16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1">
                <text:p>11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4">
                <text:p>14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5">
                <text:p>15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3">
                <text:p>13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">
                <text:p>1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5">
                <text:p>15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2">
                <text:p>12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4">
                <text:p>14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5">
                <text:p>15</text:p>
              </table:table-cell>
              <table:table-cell office:value-type="float" office:value="-9.74">
                <text:p>-9.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6">
                <text:p>16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2">
                <text:p>12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6">
                <text:p>16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7">
                <text:p>17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6">
                <text:p>16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5">
                <text:p>15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2">
                <text:p>12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8">
                <text:p>18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2">
                <text:p>12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5">
                <text:p>15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5">
                <text:p>15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6">
                <text:p>16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6">
                <text:p>16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3">
                <text:p>13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3">
                <text:p>13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5">
                <text:p>15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3">
                <text:p>13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4">
                <text:p>14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6">
                <text:p>16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3">
                <text:p>13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4">
                <text:p>1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4">
                <text:p>1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2">
                <text:p>1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6">
                <text:p>16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6">
                <text:p>16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3">
                <text:p>13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">
                <text:p>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7">
                <text:p>17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6">
                <text:p>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7">
                <text:p>17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9">
                <text:p>19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8">
                <text:p>18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4">
                <text:p>4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5">
                <text:p>5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20">
                <text:p>20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9">
                <text:p>19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23">
                <text:p>23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8">
                <text:p>8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24">
                <text:p>24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24">
                <text:p>24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1">
                <text:p>11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2">
                <text:p>12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24">
                <text:p>24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3">
                <text:p>13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4">
                <text:p>14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5">
                <text:p>15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28">
                <text:p>28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28">
                <text:p>28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31">
                <text:p>31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6">
                <text:p>16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20">
                <text:p>20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9">
                <text:p>19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31">
                <text:p>31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20">
                <text:p>20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33">
                <text:p>33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20">
                <text:p>2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20">
                <text:p>20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9">
                <text:p>1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33">
                <text:p>33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34">
                <text:p>34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7">
                <text:p>17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29">
                <text:p>29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29">
                <text:p>29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6">
                <text:p>16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26">
                <text:p>26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5">
                <text:p>15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5">
                <text:p>15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4">
                <text:p>14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27">
                <text:p>27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4">
                <text:p>14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2">
                <text:p>12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21">
                <text:p>21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23">
                <text:p>23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25">
                <text:p>25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0">
                <text:p>10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1">
                <text:p>11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23">
                <text:p>23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23">
                <text:p>23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24">
                <text:p>24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22">
                <text:p>22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21">
                <text:p>21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23">
                <text:p>23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6">
                <text:p>16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24">
                <text:p>24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23">
                <text:p>2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22">
                <text:p>22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0">
                <text:p>10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7">
                <text:p>7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23">
                <text:p>2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20">
                <text:p>20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21">
                <text:p>21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8">
                <text:p>18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8">
                <text:p>18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21">
                <text:p>2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6">
                <text:p>6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5">
                <text:p>5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9">
                <text:p>19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5">
                <text:p>5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5">
                <text:p>5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5">
                <text:p>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8">
                <text:p>1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5">
                <text:p>1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20">
                <text:p>20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21">
                <text:p>21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4">
                <text:p>4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8">
                <text:p>18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4">
                <text:p>4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9">
                <text:p>19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3">
                <text:p>3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9">
                <text:p>19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3">
                <text:p>3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5">
                <text:p>15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2">
                <text:p>2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3">
                <text:p>3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2">
                <text:p>2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2">
                <text:p>12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2">
                <text:p>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6">
                <text:p>1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2">
                <text:p>1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3">
                <text:p>13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6">
                <text:p>1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9">
                <text:p>1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3">
                <text:p>1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3">
                <text:p>1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6">
                <text:p>1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5">
                <text:p>15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1">
                <text:p>11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2">
                <text:p>12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6">
                <text:p>16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2">
                <text:p>12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4">
                <text:p>14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3">
                <text:p>13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0">
                <text:p>10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6">
                <text:p>16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7">
                <text:p>17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3">
                <text:p>13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6">
                <text:p>16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6">
                <text:p>16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8">
                <text:p>18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4">
                <text:p>14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2">
                <text:p>12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6">
                <text:p>16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0">
                <text:p>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2">
                <text:p>12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6">
                <text:p>16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2">
                <text:p>12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6">
                <text:p>16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5">
                <text:p>15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1">
                <text:p>11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2">
                <text:p>12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4">
                <text:p>1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4">
                <text:p>1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7">
                <text:p>17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3">
                <text:p>13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2">
                <text:p>12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6">
                <text:p>16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6">
                <text:p>16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2">
                <text:p>12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5">
                <text:p>15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3">
                <text:p>13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6">
                <text:p>16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4">
                <text:p>14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2">
                <text:p>12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3">
                <text:p>13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5">
                <text:p>15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6">
                <text:p>16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6">
                <text:p>16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5">
                <text:p>15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2">
                <text:p>12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6">
                <text:p>16</text:p>
              </table:table-cell>
              <table:table-cell office:value-type="float" office:value="-8.09">
                <text:p>-8.0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3">
                <text:p>13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6">
                <text:p>16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2">
                <text:p>12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5">
                <text:p>15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4">
                <text:p>14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2">
                <text:p>12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3">
                <text:p>13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7">
                <text:p>17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3">
                <text:p>13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4">
                <text:p>1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6">
                <text:p>16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2">
                <text:p>12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5">
                <text:p>15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6">
                <text:p>16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3">
                <text:p>13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5">
                <text:p>15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6">
                <text:p>16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6">
                <text:p>16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1">
                <text:p>11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13">
                <text:p>13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14">
                <text:p>14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15">
                <text:p>15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0">
                <text:p>0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14">
                <text:p>14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15">
                <text:p>15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0">
                <text:p>0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15">
                <text:p>15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15">
                <text:p>15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13">
                <text:p>13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15">
                <text:p>15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15">
                <text:p>15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18">
                <text:p>18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20">
                <text:p>20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14">
                <text:p>14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14">
                <text:p>14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14">
                <text:p>14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15">
                <text:p>15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14">
                <text:p>14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18">
                <text:p>18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14">
                <text:p>14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16">
                <text:p>16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16">
                <text:p>16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14">
                <text:p>14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15">
                <text:p>15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13">
                <text:p>13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15">
                <text:p>15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16">
                <text:p>16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12">
                <text:p>12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13">
                <text:p>13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11">
                <text:p>11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15">
                <text:p>15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0">
                <text:p>0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16">
                <text:p>16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14">
                <text:p>14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15">
                <text:p>1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13">
                <text:p>13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18">
                <text:p>18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13">
                <text:p>13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14">
                <text:p>14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12">
                <text:p>1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13">
                <text:p>1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17">
                <text:p>17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12">
                <text:p>1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14">
                <text:p>1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15">
                <text:p>1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21">
                <text:p>2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13">
                <text:p>1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18">
                <text:p>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13">
                <text:p>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13">
                <text:p>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12">
                <text:p>1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15">
                <text:p>1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17">
                <text:p>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13">
                <text:p>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15">
                <text:p>1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18">
                <text:p>1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15">
                <text:p>1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18">
                <text:p>1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15">
                <text:p>1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12">
                <text:p>1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16">
                <text:p>1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14">
                <text:p>1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14">
                <text:p>1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15">
                <text:p>1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13">
                <text:p>1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13">
                <text:p>1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15">
                <text:p>1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15">
                <text:p>1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0">
                <text:p>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12">
                <text:p>1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15">
                <text:p>1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12">
                <text:p>1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10">
                <text:p>1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13">
                <text:p>1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0">
                <text:p>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11">
                <text:p>1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13">
                <text:p>1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17">
                <text:p>1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14">
                <text:p>1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5">
                <text:p>1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11">
                <text:p>1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17">
                <text:p>1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14">
                <text:p>1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16">
                <text:p>1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13">
                <text:p>1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15">
                <text:p>1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13">
                <text:p>1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13">
                <text:p>1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12">
                <text:p>1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14">
                <text:p>1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15">
                <text:p>1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12">
                <text:p>1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16">
                <text:p>1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13">
                <text:p>1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13">
                <text:p>1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18">
                <text:p>1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10">
                <text:p>1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15">
                <text:p>1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17">
                <text:p>17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13">
                <text:p>1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16">
                <text:p>1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15">
                <text:p>1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13">
                <text:p>13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15">
                <text:p>1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10">
                <text:p>1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15">
                <text:p>1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16">
                <text:p>1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13">
                <text:p>13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15">
                <text:p>1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11">
                <text:p>11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15">
                <text:p>1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15">
                <text:p>1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1">
                <text:p>11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15">
                <text:p>1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1">
                <text:p>11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13">
                <text:p>13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14">
                <text:p>1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10">
                <text:p>1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11">
                <text:p>11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15">
                <text:p>1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13">
                <text:p>13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15">
                <text:p>1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12">
                <text:p>1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14">
                <text:p>14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13">
                <text:p>1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11">
                <text:p>11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15">
                <text:p>1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13">
                <text:p>1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13">
                <text:p>13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13">
                <text:p>1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13">
                <text:p>13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12">
                <text:p>1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15">
                <text:p>1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13">
                <text:p>1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13">
                <text:p>1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10">
                <text:p>1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14">
                <text:p>14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17">
                <text:p>1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15">
                <text:p>1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12">
                <text:p>1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14">
                <text:p>14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14">
                <text:p>14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11">
                <text:p>11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15">
                <text:p>1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12">
                <text:p>1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13">
                <text:p>1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12">
                <text:p>1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12">
                <text:p>1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17">
                <text:p>1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12">
                <text:p>1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17">
                <text:p>1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13">
                <text:p>1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10">
                <text:p>1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15">
                <text:p>1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17">
                <text:p>1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0">
                <text:p>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17">
                <text:p>1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10">
                <text:p>1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14">
                <text:p>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11">
                <text:p>1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17">
                <text:p>1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11">
                <text:p>1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14">
                <text:p>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13">
                <text:p>1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17">
                <text:p>1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11">
                <text:p>1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14">
                <text:p>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14">
                <text:p>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11">
                <text:p>1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14">
                <text:p>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14">
                <text:p>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14">
                <text:p>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11">
                <text:p>1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14">
                <text:p>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19">
                <text:p>1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14">
                <text:p>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13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14">
                <text:p>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14">
                <text:p>1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17">
                <text:p>1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16">
                <text:p>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14">
                <text:p>14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0">
                <text:p>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15">
                <text:p>1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12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17">
                <text:p>1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12">
                <text:p>1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